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601290.30984" calcext:value-type="float">
            <text:p><text:s/>39,601,290 <text:s/></text:p>
          </table:table-cell>
          <table:table-cell table:style-name="ce42" office:value-type="float" office:value="4248403.49" calcext:value-type="float">
            <text:p><text:s/>4,248,403 <text:s/></text:p>
          </table:table-cell>
          <table:table-cell table:style-name="ce42" office:value-type="float" office:value="28651447.50984" calcext:value-type="float">
            <text:p><text:s/>28,651,448 <text:s/></text:p>
          </table:table-cell>
          <table:table-cell table:style-name="ce42" office:value-type="float" office:value="266269.17" calcext:value-type="float">
            <text:p><text:s/>266,269 <text:s/></text:p>
          </table:table-cell>
          <table:table-cell table:style-name="ce42" office:value-type="float" office:value="6362957.44" calcext:value-type="float">
            <text:p><text:s/>6,362,9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212.7" calcext:value-type="float">
            <text:p><text:s/>72,2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0467.53" calcext:value-type="float">
            <text:p><text:s/>70,4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0.53" calcext:value-type="float">
            <text:p><text:s/>7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27" calcext:value-type="float">
            <text:p><text:s/>69,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2899.1151180975" calcext:value-type="float">
            <text:p><text:s/>62,899 <text:s/></text:p>
          </table:table-cell>
          <table:table-cell table:style-name="ce42" office:value-type="float" office:value="109990.405" calcext:value-type="float">
            <text:p><text:s/>109,990 <text:s/></text:p>
          </table:table-cell>
          <table:table-cell table:style-name="ce42" office:value-type="float" office:value="503.696940443978" calcext:value-type="float">
            <text:p><text:s/>504 <text:s/></text:p>
          </table:table-cell>
          <table:table-cell table:style-name="ce42" office:value-type="float" office:value="-1728.85" calcext:value-type="float">
            <text:p><text:s/>-1,729 <text:s/></text:p>
          </table:table-cell>
          <table:table-cell table:style-name="ce42" office:value-type="float" office:value="-31723.3368223465" calcext:value-type="float">
            <text:p><text:s/>-31,7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4142.8" calcext:value-type="float">
            <text:p><text:s/>-14,1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467923.6647219" calcext:value-type="float">
            <text:p><text:s/>39,467,924 <text:s/></text:p>
          </table:table-cell>
          <table:table-cell table:style-name="ce43" office:value-type="float" office:value="4138413.085" calcext:value-type="float">
            <text:p><text:s/>4,138,413 <text:s/></text:p>
          </table:table-cell>
          <table:table-cell table:style-name="ce43" office:value-type="float" office:value="28650943.8128996" calcext:value-type="float">
            <text:p><text:s/>28,650,944 <text:s/></text:p>
          </table:table-cell>
          <table:table-cell table:style-name="ce43" office:value-type="float" office:value="267257.49" calcext:value-type="float">
            <text:p><text:s/>267,257 <text:s/></text:p>
          </table:table-cell>
          <table:table-cell table:style-name="ce43" office:value-type="float" office:value="6394680.77682235" calcext:value-type="float">
            <text:p><text:s/>6,394,68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628.5" calcext:value-type="float">
            <text:p><text:s/>16,62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71080.92489645" calcext:value-type="float">
            <text:p><text:s/>371,081 <text:s/></text:p>
          </table:table-cell>
          <table:table-cell table:style-name="ce43" office:value-type="float" office:value="-76458.771" calcext:value-type="float">
            <text:p><text:s/>-76,459 <text:s/></text:p>
          </table:table-cell>
          <table:table-cell table:style-name="ce43" office:value-type="float" office:value="563580.369291711" calcext:value-type="float">
            <text:p><text:s/>563,580 <text:s/></text:p>
          </table:table-cell>
          <table:table-cell table:style-name="ce43" office:value-type="float" office:value="-66842.24" calcext:value-type="float">
            <text:p><text:s/>-66,842 <text:s/></text:p>
          </table:table-cell>
          <table:table-cell table:style-name="ce43" office:value-type="float" office:value="-38267.9333952612" calcext:value-type="float">
            <text:p><text:s/>-38,26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0930.5" calcext:value-type="float">
            <text:p><text:s/>-10,93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986192.6468611" calcext:value-type="float">
            <text:p><text:s/>37,986,193 <text:s/></text:p>
          </table:table-cell>
          <table:table-cell table:style-name="ce42" office:value-type="float" office:value="4214871.856" calcext:value-type="float">
            <text:p><text:s/>4,214,872 <text:s/></text:p>
          </table:table-cell>
          <table:table-cell table:style-name="ce42" office:value-type="float" office:value="23316872.9158023" calcext:value-type="float">
            <text:p><text:s/>23,316,8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32948.71021761" calcext:value-type="float">
            <text:p><text:s/>6,432,9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5017.2" calcext:value-type="float">
            <text:p><text:s/>3,275,0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265114.809" calcext:value-type="float">
            <text:p><text:s/>5,265,115 <text:s/></text:p>
          </table:table-cell>
          <table:table-cell table:style-name="ce42" office:value-type="float" office:value="4214871.856" calcext:value-type="float">
            <text:p><text:s/>4,214,872 <text:s/></text:p>
          </table:table-cell>
          <table:table-cell table:style-name="ce42" office:value-type="float" office:value="1050242.953" calcext:value-type="float">
            <text:p><text:s/>1,050,2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471857.907" calcext:value-type="float">
            <text:p><text:s/>4,471,8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6840.707" calcext:value-type="float">
            <text:p><text:s/>1,196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75017.2" calcext:value-type="float">
            <text:p><text:s/>3,275,0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571089.5324135" calcext:value-type="float">
            <text:p><text:s/>19,571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01390.3421958" calcext:value-type="float">
            <text:p><text:s/>13,301,3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69699.19021761" calcext:value-type="float">
            <text:p><text:s/>6,269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84236.512" calcext:value-type="float">
            <text:p><text:s/>684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4236.512" calcext:value-type="float">
            <text:p><text:s/>684,2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993893.88644766" calcext:value-type="float">
            <text:p><text:s/>7,993,89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084162.40160646" calcext:value-type="float">
            <text:p><text:s/>7,084,1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3249.52" calcext:value-type="float">
            <text:p><text:s/>163,25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29479.0079" calcext:value-type="float">
            <text:p><text:s/>6,629,4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12385.5" calcext:value-type="float">
            <text:p><text:s/>3,812,3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29479.0079" calcext:value-type="float">
            <text:p><text:s/>6,629,4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12385.5" calcext:value-type="float">
            <text:p><text:s/>3,812,3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85796.427" calcext:value-type="float">
            <text:p><text:s/>985,7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00903.9343" calcext:value-type="float">
            <text:p><text:s/>500,9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4892.4927" calcext:value-type="float">
            <text:p><text:s/>484,8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3868.7949" calcext:value-type="float">
            <text:p><text:s/>43,86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5696.1" calcext:value-type="float">
            <text:p><text:s/>15,6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710463.87896434" calcext:value-type="float">
            <text:p><text:s/>6,710,46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70490.52780554" calcext:value-type="float">
            <text:p><text:s/>4,770,491 <text:s/></text:p>
          </table:table-cell>
          <table:table-cell table:style-name="ce44" office:value-type="float" office:value="334099.73" calcext:value-type="float">
            <text:p><text:s/>334,10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49231.2" calcext:value-type="float">
            <text:p><text:s/>549,23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466161.05896434" calcext:value-type="float">
            <text:p><text:s/>6,466,1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70490.52780554" calcext:value-type="float">
            <text:p><text:s/>4,770,491 <text:s/></text:p>
          </table:table-cell>
          <table:table-cell table:style-name="ce44" office:value-type="float" office:value="266903.91" calcext:value-type="float">
            <text:p><text:s/>266,90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72124.2" calcext:value-type="float">
            <text:p><text:s/>372,12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466161.05896434" calcext:value-type="float">
            <text:p><text:s/>6,466,1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0490.52780554" calcext:value-type="float">
            <text:p><text:s/>4,770,491 <text:s/></text:p>
          </table:table-cell>
          <table:table-cell table:style-name="ce42" office:value-type="float" office:value="266903.91" calcext:value-type="float">
            <text:p><text:s/>266,9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124.2" calcext:value-type="float">
            <text:p><text:s/>372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930.231168" calcext:value-type="float">
            <text:p><text:s/>3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30.231168" calcext:value-type="float">
            <text:p><text:s/>3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65057.605208544" calcext:value-type="float">
            <text:p><text:s/>365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057.605208544" calcext:value-type="float">
            <text:p><text:s/>365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87019.085011665" calcext:value-type="float">
            <text:p><text:s/>487,0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019.085011665" calcext:value-type="float">
            <text:p><text:s/>487,0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22432.73016461" calcext:value-type="float">
            <text:p><text:s/>2,022,4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7751.83016461" calcext:value-type="float">
            <text:p><text:s/>2,017,7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80582.69928551" calcext:value-type="float">
            <text:p><text:s/>1,380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0582.69928551" calcext:value-type="float">
            <text:p><text:s/>1,380,5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8292.3964889782" calcext:value-type="float">
            <text:p>( 58,29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8292.3964889782" calcext:value-type="float">
            <text:p>( 58,29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22290.30279653" calcext:value-type="float">
            <text:p>( 1,322,29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22290.30279653" calcext:value-type="float">
            <text:p>( 1,322,2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85841.130032618" calcext:value-type="float">
            <text:p><text:s/>485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5841.130032618" calcext:value-type="float">
            <text:p><text:s/>485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6548.734158485" calcext:value-type="float">
            <text:p><text:s/>146,5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48.734158485" calcext:value-type="float">
            <text:p><text:s/>146,5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460.166688" calcext:value-type="float">
            <text:p><text:s/>9,46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4779.266688" calcext:value-type="float">
            <text:p><text:s/>4,77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391.139968" calcext:value-type="float">
            <text:p><text:s/>2,3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1.139968" calcext:value-type="float">
            <text:p><text:s/>2,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68510.838048" calcext:value-type="float">
            <text:p><text:s/>1,768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8510.838048" calcext:value-type="float">
            <text:p><text:s/>1,768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09055.61344" calcext:value-type="float">
            <text:p><text:s/>1,409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9055.61344" calcext:value-type="float">
            <text:p><text:s/>1,409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59455.224608" calcext:value-type="float">
            <text:p><text:s/>359,4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455.224608" calcext:value-type="float">
            <text:p><text:s/>359,4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93393.3640228" calcext:value-type="float">
            <text:p><text:s/>1,69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3.732864" calcext:value-type="float">
            <text:p><text:s/>2,404 <text:s/></text:p>
          </table:table-cell>
          <table:table-cell table:style-name="ce42" office:value-type="float" office:value="266903.91" calcext:value-type="float">
            <text:p><text:s/>266,9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124.2" calcext:value-type="float">
            <text:p><text:s/>372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91448.0315428" calcext:value-type="float">
            <text:p><text:s/>1,691,4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8.400384" calcext:value-type="float">
            <text:p><text:s/>458 <text:s/></text:p>
          </table:table-cell>
          <table:table-cell table:style-name="ce42" office:value-type="float" office:value="266903.91" calcext:value-type="float">
            <text:p><text:s/>266,9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124.2" calcext:value-type="float">
            <text:p><text:s/>372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945.33248" calcext:value-type="float">
            <text:p><text:s/>1,9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5.33248" calcext:value-type="float">
            <text:p><text:s/>1,9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62.058752" calcext:value-type="float">
            <text:p><text:s/>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.058752" calcext:value-type="float">
            <text:p><text:s/>1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3264.006620717" calcext:value-type="float">
            <text:p><text:s/>123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264.006620717" calcext:value-type="float">
            <text:p><text:s/>123,2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44302.82" calcext:value-type="float">
            <text:p><text:s/>244,3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195.82" calcext:value-type="float">
            <text:p><text:s/>67,1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107" calcext:value-type="float">
            <text:p><text:s/>177,1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44302.82" calcext:value-type="float">
            <text:p><text:s/>244,3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195.82" calcext:value-type="float">
            <text:p><text:s/>67,1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107" calcext:value-type="float">
            <text:p><text:s/>177,1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4485861.548948" calcext:value-type="float">
            <text:p><text:s/>124,485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428172.1653734" calcext:value-type="float">
            <text:p><text:s/>91,428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04594.1539316" calcext:value-type="float">
            <text:p><text:s/>32,104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122333.058" calcext:value-type="float">
            <text:p><text:s/>91,122,3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894279.9040684" calcext:value-type="float">
            <text:p><text:s/>61,894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28053.1539316" calcext:value-type="float">
            <text:p><text:s/>29,228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391756.702064" calcext:value-type="float">
            <text:p><text:s/>2,391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1756.702064" calcext:value-type="float">
            <text:p><text:s/>2,391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71771.788884" calcext:value-type="float">
            <text:p><text:s/>30,971,7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42135.559241" calcext:value-type="float">
            <text:p><text:s/>27,142,1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6541" calcext:value-type="float">
            <text:p><text:s/>2,876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750578.778824" calcext:value-type="float">
            <text:p><text:s/>21,750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85780.778824" calcext:value-type="float">
            <text:p><text:s/>19,385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4798" calcext:value-type="float">
            <text:p><text:s/>2,364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750578.778824" calcext:value-type="float">
            <text:p><text:s/>21,750,57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385780.778824" calcext:value-type="float">
            <text:p><text:s/>19,385,7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64798" calcext:value-type="float">
            <text:p><text:s/>2,364,7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7187.7403634122" calcext:value-type="float">
            <text:p><text:s/>57,188 <text:s/></text:p>
          </table:table-cell>
          <table:table-cell table:style-name="ce41" office:value-type="float" office:value="10209.6" calcext:value-type="float">
            <text:p><text:s/>10,210 <text:s/></text:p>
          </table:table-cell>
          <table:table-cell table:style-name="ce41" office:value-type="float" office:value="46978.1403634122" calcext:value-type="float">
            <text:p><text:s/>46,97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549054.8280955" calcext:value-type="float">
            <text:p><text:s/>57,549,055 <text:s/></text:p>
          </table:table-cell>
          <table:table-cell table:style-name="ce42" office:value-type="float" office:value="41516235" calcext:value-type="float">
            <text:p><text:s/>41,516,2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1665.4695" calcext:value-type="float">
            <text:p><text:s/>391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7685.847937" calcext:value-type="float">
            <text:p><text:s/>1,347,6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18228.7097435" calcext:value-type="float">
            <text:p><text:s/>13,918,2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67.492883" calcext:value-type="float">
            <text:p><text:s/>36,7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8507.52" calcext:value-type="float">
            <text:p><text:s/>1,628,5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4149.6" calcext:value-type="float">
            <text:p><text:s/>1,974,1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201019.405435" calcext:value-type="float">
            <text:p><text:s/>-1,201,019 <text:s/></text:p>
          </table:table-cell>
          <table:table-cell table:style-name="ce42" office:value-type="float" office:value="-730053.9" calcext:value-type="float">
            <text:p><text:s/>-730,0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477.847245" calcext:value-type="float">
            <text:p><text:s/>42,4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286376.1441505" calcext:value-type="float">
            <text:p><text:s/>41,286,376 <text:s/></text:p>
          </table:table-cell>
          <table:table-cell table:style-name="ce43" office:value-type="float" office:value="42256498.5" calcext:value-type="float">
            <text:p><text:s/>42,256,499 <text:s/></text:p>
          </table:table-cell>
          <table:table-cell table:style-name="ce43" office:value-type="float" office:value="46978.1403634122" calcext:value-type="float">
            <text:p><text:s/>46,978 <text:s/></text:p>
          </table:table-cell>
          <table:table-cell table:style-name="ce43" office:value-type="float" office:value="391665.4695" calcext:value-type="float">
            <text:p><text:s/>391,6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8440.507809" calcext:value-type="float">
            <text:p><text:s/>1,268,4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5756.962529" calcext:value-type="float">
            <text:p><text:s/>6,005,7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339.402529" calcext:value-type="float">
            <text:p><text:s/>80,3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5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043.31622966" calcext:value-type="float">
            <text:p><text:s/>48,043 <text:s/></text:p>
          </table:table-cell>
          <table:table-cell table:style-name="ce43" office:value-type="float" office:value="21177.9" calcext:value-type="float">
            <text:p><text:s/>21,17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5.3998409288301" calcext:value-type="float">
            <text:p><text:s/>-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96375.180155571" calcext:value-type="float">
            <text:p><text:s/>196,375 <text:s/></text:p>
          </table:table-cell>
          <table:table-cell table:style-name="ce42" office:value-type="float" office:value="457339.002712852" calcext:value-type="float">
            <text:p><text:s/>457,339 <text:s/></text:p>
          </table:table-cell>
          <table:table-cell table:style-name="ce42" office:value-type="float" office:value="92767.7819727758" calcext:value-type="float">
            <text:p><text:s/>92,768 <text:s/></text:p>
          </table:table-cell>
          <table:table-cell table:style-name="ce42" office:value-type="float" office:value="44954936.9178348" calcext:value-type="float">
            <text:p><text:s/>44,954,937 <text:s/></text:p>
          </table:table-cell>
          <table:table-cell table:style-name="ce42" office:value-type="float" office:value="42235320.6" calcext:value-type="float">
            <text:p><text:s/>42,235,321 <text:s/></text:p>
          </table:table-cell>
          <table:table-cell table:style-name="ce42" office:value-type="float" office:value="46978.1403634122" calcext:value-type="float">
            <text:p><text:s/>46,978 <text:s/></text:p>
          </table:table-cell>
          <table:table-cell table:style-name="ce42" office:value-type="float" office:value="391665.4695" calcext:value-type="float">
            <text:p><text:s/>391,665 <text:s/></text:p>
          </table:table-cell>
          <table:table-cell table:style-name="ce42" office:value-type="float" office:value="6766.59341458528" calcext:value-type="float">
            <text:p><text:s/>6,7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73964.2098634" calcext:value-type="float">
            <text:p><text:s/>42,673,964 <text:s/></text:p>
          </table:table-cell>
          <table:table-cell table:style-name="ce42" office:value-type="float" office:value="42235320.6" calcext:value-type="float">
            <text:p><text:s/>42,235,321 <text:s/></text:p>
          </table:table-cell>
          <table:table-cell table:style-name="ce42" office:value-type="float" office:value="46978.1403634122" calcext:value-type="float">
            <text:p><text:s/>46,978 <text:s/></text:p>
          </table:table-cell>
          <table:table-cell table:style-name="ce42" office:value-type="float" office:value="391665.4695" calcext:value-type="float">
            <text:p><text:s/>391,6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8193.84" calcext:value-type="float">
            <text:p><text:s/>1,748,1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3.52" calcext:value-type="float">
            <text:p><text:s/>5,1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96375.180155571" calcext:value-type="float">
            <text:p><text:s/>196,375 <text:s/></text:p>
          </table:table-cell>
          <table:table-cell table:style-name="ce43" office:value-type="float" office:value="457339.002712852" calcext:value-type="float">
            <text:p><text:s/>457,339 <text:s/></text:p>
          </table:table-cell>
          <table:table-cell table:style-name="ce43" office:value-type="float" office:value="92767.7819727758" calcext:value-type="float">
            <text:p><text:s/>92,768 <text:s/></text:p>
          </table:table-cell>
          <table:table-cell table:style-name="ce43" office:value-type="float" office:value="527655.347971398" calcext:value-type="float">
            <text:p><text:s/>527,65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766.59341458528" calcext:value-type="float">
            <text:p><text:s/>6,76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24095.98" calcext:value-type="float">
            <text:p><text:s/>1,124,096 <text:s/></text:p>
          </table:table-cell>
          <table:table-cell table:style-name="ce42" office:value-type="float" office:value="1479384.8454" calcext:value-type="float">
            <text:p><text:s/>1,479,385 <text:s/></text:p>
          </table:table-cell>
          <table:table-cell table:style-name="ce42" office:value-type="float" office:value="213612.6825" calcext:value-type="float">
            <text:p><text:s/>213,613 <text:s/></text:p>
          </table:table-cell>
          <table:table-cell table:style-name="ce42" office:value-type="float" office:value="49337150.977915" calcext:value-type="float">
            <text:p><text:s/>49,337,1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343.7542" calcext:value-type="float">
            <text:p><text:s/>1,305,344 <text:s/></text:p>
          </table:table-cell>
          <table:table-cell table:style-name="ce42" office:value-type="float" office:value="1462451.425686" calcext:value-type="float">
            <text:p><text:s/>1,462,4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124095.98" calcext:value-type="float">
            <text:p><text:s/>1,124,096 <text:s/></text:p>
          </table:table-cell>
          <table:table-cell table:style-name="ce42" office:value-type="float" office:value="1479384.8454" calcext:value-type="float">
            <text:p><text:s/>1,479,385 <text:s/></text:p>
          </table:table-cell>
          <table:table-cell table:style-name="ce42" office:value-type="float" office:value="213612.6825" calcext:value-type="float">
            <text:p><text:s/>213,613 <text:s/></text:p>
          </table:table-cell>
          <table:table-cell table:style-name="ce42" office:value-type="float" office:value="44795445.2808478" calcext:value-type="float">
            <text:p><text:s/>44,795,4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343.7542" calcext:value-type="float">
            <text:p><text:s/>1,305,344 <text:s/></text:p>
          </table:table-cell>
          <table:table-cell table:style-name="ce42" office:value-type="float" office:value="1188486.2242188" calcext:value-type="float">
            <text:p><text:s/>1,188,4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41705.6970672" calcext:value-type="float">
            <text:p><text:s/>4,541,70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3965.2014672" calcext:value-type="float">
            <text:p><text:s/>273,9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8232.02" calcext:value-type="float">
            <text:p><text:s/>198,232 <text:s/></text:p>
          </table:table-cell>
          <table:table-cell table:style-name="ce42" office:value-type="float" office:value="730386.8376" calcext:value-type="float">
            <text:p><text:s/>730,387 <text:s/></text:p>
          </table:table-cell>
          <table:table-cell table:style-name="ce42" office:value-type="float" office:value="57177.5694" calcext:value-type="float">
            <text:p><text:s/>57,178 <text:s/></text:p>
          </table:table-cell>
          <table:table-cell table:style-name="ce42" office:value-type="float" office:value="2020554.07500176" calcext:value-type="float">
            <text:p><text:s/>2,020,5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8358.18751182" calcext:value-type="float">
            <text:p><text:s/>1,298,358 <text:s/></text:p>
          </table:table-cell>
          <table:table-cell table:style-name="ce42" office:value-type="float" office:value="46732.6948252028" calcext:value-type="float">
            <text:p><text:s/>46,7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8.08" calcext:value-type="float">
            <text:p><text:s/>1,9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71983.28" calcext:value-type="float">
            <text:p><text:s/>171,983 <text:s/></text:p>
          </table:table-cell>
          <table:table-cell table:style-name="ce42" office:value-type="float" office:value="271743.0849" calcext:value-type="float">
            <text:p><text:s/>271,743 <text:s/></text:p>
          </table:table-cell>
          <table:table-cell table:style-name="ce42" office:value-type="float" office:value="57177.5694" calcext:value-type="float">
            <text:p><text:s/>57,178 <text:s/></text:p>
          </table:table-cell>
          <table:table-cell table:style-name="ce42" office:value-type="float" office:value="17370.72" calcext:value-type="float">
            <text:p><text:s/>17,3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6248.74" calcext:value-type="float">
            <text:p><text:s/>26,249 <text:s/></text:p>
          </table:table-cell>
          <table:table-cell table:style-name="ce42" office:value-type="float" office:value="458643.7527" calcext:value-type="float">
            <text:p><text:s/>458,6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7840.47450755" calcext:value-type="float">
            <text:p><text:s/>1,997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8358.18751182" calcext:value-type="float">
            <text:p><text:s/>1,298,358 <text:s/></text:p>
          </table:table-cell>
          <table:table-cell table:style-name="ce42" office:value-type="float" office:value="45133.994331" calcext:value-type="float">
            <text:p><text:s/>45,1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5.14" calcext:value-type="float">
            <text:p><text:s/>1,7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59.66049420274" calcext:value-type="float">
            <text:p><text:s/>1,66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98.70049420274" calcext:value-type="float">
            <text:p><text:s/>1,59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62.82" calcext:value-type="float">
            <text:p><text:s/>1,563 <text:s/></text:p>
          </table:table-cell>
          <table:table-cell table:style-name="ce44" office:value-type="float" office:value="24008.6007" calcext:value-type="float">
            <text:p><text:s/>24,009 <text:s/></text:p>
          </table:table-cell>
          <table:table-cell table:style-name="ce44" office:value-type="float" office:value="2601.2742" calcext:value-type="float">
            <text:p><text:s/>2,60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27925.959844429" calcext:value-type="float">
            <text:p><text:s/>727,926 <text:s/></text:p>
          </table:table-cell>
          <table:table-cell table:style-name="ce44" office:value-type="float" office:value="267650.404387148" calcext:value-type="float">
            <text:p><text:s/>267,650 <text:s/></text:p>
          </table:table-cell>
          <table:table-cell table:style-name="ce44" office:value-type="float" office:value="61066.0569272242" calcext:value-type="float">
            <text:p><text:s/>61,066 <text:s/></text:p>
          </table:table-cell>
          <table:table-cell table:style-name="ce44" office:value-type="float" office:value="37594235.8504703" calcext:value-type="float">
            <text:p><text:s/>37,594,23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18.973273591723" calcext:value-type="float">
            <text:p><text:s/>219 <text:s/></text:p>
          </table:table-cell>
          <table:table-cell table:style-name="ce44" office:value-type="float" office:value="2603855.23598173" calcext:value-type="float">
            <text:p><text:s/>2,603,85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27925.959844429" calcext:value-type="float">
            <text:p><text:s/>727,926 <text:s/></text:p>
          </table:table-cell>
          <table:table-cell table:style-name="ce44" office:value-type="float" office:value="267650.404387148" calcext:value-type="float">
            <text:p><text:s/>267,650 <text:s/></text:p>
          </table:table-cell>
          <table:table-cell table:style-name="ce44" office:value-type="float" office:value="61066.0569272242" calcext:value-type="float">
            <text:p><text:s/>61,066 <text:s/></text:p>
          </table:table-cell>
          <table:table-cell table:style-name="ce44" office:value-type="float" office:value="18078419.1588988" calcext:value-type="float">
            <text:p><text:s/>18,078,41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18.973273591723" calcext:value-type="float">
            <text:p><text:s/>219 <text:s/></text:p>
          </table:table-cell>
          <table:table-cell table:style-name="ce44" office:value-type="float" office:value="1690482.00516673" calcext:value-type="float">
            <text:p><text:s/>1,690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27925.959844429" calcext:value-type="float">
            <text:p><text:s/>727,926 <text:s/></text:p>
          </table:table-cell>
          <table:table-cell table:style-name="ce42" office:value-type="float" office:value="267650.404387148" calcext:value-type="float">
            <text:p><text:s/>267,650 <text:s/></text:p>
          </table:table-cell>
          <table:table-cell table:style-name="ce42" office:value-type="float" office:value="61066.0569272242" calcext:value-type="float">
            <text:p><text:s/>61,066 <text:s/></text:p>
          </table:table-cell>
          <table:table-cell table:style-name="ce42" office:value-type="float" office:value="3710497.45158505" calcext:value-type="float">
            <text:p><text:s/>3,710,4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.973273591723" calcext:value-type="float">
            <text:p><text:s/>219 <text:s/></text:p>
          </table:table-cell>
          <table:table-cell table:style-name="ce42" office:value-type="float" office:value="364612.277853" calcext:value-type="float">
            <text:p><text:s/>364,6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90.20413" calcext:value-type="float">
            <text:p><text:s/>55,7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03.92413" calcext:value-type="float">
            <text:p><text:s/>2,3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709.134435478" calcext:value-type="float">
            <text:p><text:s/>301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42.991986" calcext:value-type="float">
            <text:p><text:s/>7,8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994.101576812" calcext:value-type="float">
            <text:p><text:s/>393,9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157166" calcext:value-type="float">
            <text:p><text:s/>9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10.55983" calcext:value-type="float">
            <text:p><text:s/>18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3.29983" calcext:value-type="float">
            <text:p><text:s/>2,1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3.631926" calcext:value-type="float">
            <text:p><text:s/>8,1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.911926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084.021105629" calcext:value-type="float">
            <text:p><text:s/>142,0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1.001062" calcext:value-type="float">
            <text:p><text:s/>1,9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14.167573" calcext:value-type="float">
            <text:p><text:s/>3,8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7.627573" calcext:value-type="float">
            <text:p><text:s/>2,7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680.9" calcext:value-type="float">
            <text:p><text:s/>4,6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9834.17192353" calcext:value-type="float">
            <text:p><text:s/>1,289,8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.973273591723" calcext:value-type="float">
            <text:p><text:s/>219 <text:s/></text:p>
          </table:table-cell>
          <table:table-cell table:style-name="ce42" office:value-type="float" office:value="213936.845994" calcext:value-type="float">
            <text:p><text:s/>213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737.875465557" calcext:value-type="float">
            <text:p><text:s/>962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493.258321" calcext:value-type="float">
            <text:p><text:s/>53,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41660.337937264" calcext:value-type="float">
            <text:p>( 841,6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3487.227106" calcext:value-type="float">
            <text:p>( 53,48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0590.817528293" calcext:value-type="float">
            <text:p>( 120,59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.031215" calcext:value-type="float">
            <text:p>( 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86.72" calcext:value-type="float">
            <text:p>( 48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372.601800478" calcext:value-type="float">
            <text:p><text:s/>128,3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.973273591723" calcext:value-type="float">
            <text:p><text:s/>2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290.1869844928" calcext:value-type="float">
            <text:p><text:s/>32,2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680.9" calcext:value-type="float">
            <text:p><text:s/>4,68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6433.507673" calcext:value-type="float">
            <text:p><text:s/>166,43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60443.587673" calcext:value-type="float">
            <text:p><text:s/>160,4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013.656431" calcext:value-type="float">
            <text:p><text:s/>165,0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3.616431" calcext:value-type="float">
            <text:p><text:s/>2,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027.6217" calcext:value-type="float">
            <text:p><text:s/>74,0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1.8617" calcext:value-type="float">
            <text:p><text:s/>2,29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3986.321842" calcext:value-type="float">
            <text:p><text:s/>83,9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144.601842" calcext:value-type="float">
            <text:p><text:s/>6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182.94568" calcext:value-type="float">
            <text:p><text:s/>293,1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60.44568" calcext:value-type="float">
            <text:p><text:s/>9,3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63.52" calcext:value-type="float">
            <text:p><text:s/>49,1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019.42568" calcext:value-type="float">
            <text:p><text:s/>244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60.44568" calcext:value-type="float">
            <text:p><text:s/>9,3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66.333081" calcext:value-type="float">
            <text:p>( 4,56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23.293081" calcext:value-type="float">
            <text:p>( 4,42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037.548162" calcext:value-type="float">
            <text:p>( 3,03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609.128162" calcext:value-type="float">
            <text:p>( 1,6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23245.059844429" calcext:value-type="float">
            <text:p><text:s/>723,245 <text:s/></text:p>
          </table:table-cell>
          <table:table-cell table:style-name="ce42" office:value-type="float" office:value="267650.404387148" calcext:value-type="float">
            <text:p><text:s/>267,650 <text:s/></text:p>
          </table:table-cell>
          <table:table-cell table:style-name="ce42" office:value-type="float" office:value="61066.0569272242" calcext:value-type="float">
            <text:p><text:s/>61,066 <text:s/></text:p>
          </table:table-cell>
          <table:table-cell table:style-name="ce42" office:value-type="float" office:value="447449.521584" calcext:value-type="float">
            <text:p><text:s/>447,4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69.805584" calcext:value-type="float">
            <text:p><text:s/>16,2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23245.059844429" calcext:value-type="float">
            <text:p><text:s/>723,245 <text:s/></text:p>
          </table:table-cell>
          <table:table-cell table:style-name="ce42" office:value-type="float" office:value="267650.404387148" calcext:value-type="float">
            <text:p><text:s/>267,650 <text:s/></text:p>
          </table:table-cell>
          <table:table-cell table:style-name="ce42" office:value-type="float" office:value="61066.0569272242" calcext:value-type="float">
            <text:p><text:s/>61,066 <text:s/></text:p>
          </table:table-cell>
          <table:table-cell table:style-name="ce42" office:value-type="float" office:value="381783.815661" calcext:value-type="float">
            <text:p><text:s/>381,7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20.639661" calcext:value-type="float">
            <text:p><text:s/>9,3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665.705923" calcext:value-type="float">
            <text:p><text:s/>65,6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49.165923" calcext:value-type="float">
            <text:p><text:s/>6,9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849.099285" calcext:value-type="float">
            <text:p>( 6,84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215.819285" calcext:value-type="float">
            <text:p>( 4,21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864.80929" calcext:value-type="float">
            <text:p><text:s/>79,8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61.15929" calcext:value-type="float">
            <text:p><text:s/>4,86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767.37086" calcext:value-type="float">
            <text:p><text:s/>10,76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36.61086" calcext:value-type="float">
            <text:p><text:s/>2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154.1709275856" calcext:value-type="float">
            <text:p><text:s/>81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60.474829" calcext:value-type="float">
            <text:p><text:s/>3,2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26.611282" calcext:value-type="float">
            <text:p><text:s/>34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41.101282" calcext:value-type="float">
            <text:p><text:s/>6,2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27.283712" calcext:value-type="float">
            <text:p><text:s/>91,9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627.743712" calcext:value-type="float">
            <text:p><text:s/>78,6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8.3920000168" calcext:value-type="float">
            <text:p><text:s/>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505.456976" calcext:value-type="float">
            <text:p><text:s/>91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1.096976" calcext:value-type="float">
            <text:p><text:s/>52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083.2968" calcext:value-type="float">
            <text:p><text:s/>42,0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60168.162773" calcext:value-type="float">
            <text:p><text:s/>11,860,1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18.877073" calcext:value-type="float">
            <text:p><text:s/>85,2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010.4" calcext:value-type="float">
            <text:p><text:s/>86,0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94234.482773" calcext:value-type="float">
            <text:p><text:s/>11,494,2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18.877073" calcext:value-type="float">
            <text:p><text:s/>85,2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30.32" calcext:value-type="float">
            <text:p><text:s/>27,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792.96" calcext:value-type="float">
            <text:p><text:s/>252,7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784.96916" calcext:value-type="float">
            <text:p><text:s/>364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12486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817.36916" calcext:value-type="float">
            <text:p><text:s/>64,8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12486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9967.6" calcext:value-type="float">
            <text:p><text:s/>299,96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4305.076901981" calcext:value-type="float">
            <text:p><text:s/>974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963.2269019808" calcext:value-type="float">
            <text:p><text:s/>71,9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3242.217461981" calcext:value-type="float">
            <text:p><text:s/>473,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866.7274619808" calcext:value-type="float">
            <text:p><text:s/>71,8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95.36" calcext:value-type="float">
            <text:p><text:s/>7,3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55.16" calcext:value-type="float">
            <text:p><text:s/>11,8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7.52" calcext:value-type="float">
            <text:p><text:s/>9,4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93.36" calcext:value-type="float">
            <text:p><text:s/>7,2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508.39" calcext:value-type="float">
            <text:p><text:s/>330,5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4603.06944" calcext:value-type="float">
            <text:p><text:s/>134,60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6.49944" calcext:value-type="float">
            <text:p><text:s/>9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68663.49847875" calcext:value-type="float">
            <text:p><text:s/>1,168,6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68663.49847875" calcext:value-type="float">
            <text:p><text:s/>1,168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15816.6915715" calcext:value-type="float">
            <text:p><text:s/>19,515,8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3373.230815" calcext:value-type="float">
            <text:p><text:s/>913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15816.6915715" calcext:value-type="float">
            <text:p><text:s/>19,515,8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3373.230815" calcext:value-type="float">
            <text:p><text:s/>913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6005756.250815" calcext:value-type="float">
            <text:p>( 16,005,7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13373.230815" calcext:value-type="float">
            <text:p>( 913,37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6007.794734" calcext:value-type="float">
            <text:p><text:s/>316,008 <text:s/></text:p>
          </table:table-cell>
          <table:table-cell table:style-name="ce42" office:value-type="float" office:value="573713.605154" calcext:value-type="float">
            <text:p><text:s/>573,714 <text:s/></text:p>
          </table:table-cell>
          <table:table-cell table:style-name="ce42" office:value-type="float" office:value="63373.829755" calcext:value-type="float">
            <text:p><text:s/>63,374 <text:s/></text:p>
          </table:table-cell>
          <table:table-cell table:style-name="ce42" office:value-type="float" office:value="9469953.66885" calcext:value-type="float">
            <text:p><text:s/>9,469,9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38.936765" calcext:value-type="float">
            <text:p><text:s/>37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07676.672" calcext:value-type="float">
            <text:p><text:s/>7,307,6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33.894454" calcext:value-type="float">
            <text:p><text:s/>13,6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6007.794734" calcext:value-type="float">
            <text:p><text:s/>316,008 <text:s/></text:p>
          </table:table-cell>
          <table:table-cell table:style-name="ce42" office:value-type="float" office:value="573713.605154" calcext:value-type="float">
            <text:p><text:s/>573,714 <text:s/></text:p>
          </table:table-cell>
          <table:table-cell table:style-name="ce42" office:value-type="float" office:value="63373.829755" calcext:value-type="float">
            <text:p><text:s/>63,374 <text:s/></text:p>
          </table:table-cell>
          <table:table-cell table:style-name="ce42" office:value-type="float" office:value="2148643.102396" calcext:value-type="float">
            <text:p><text:s/>2,148,6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38.936765" calcext:value-type="float">
            <text:p><text:s/>37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252.883166" calcext:value-type="float">
            <text:p><text:s/>1,442,2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42252.883166" calcext:value-type="float">
            <text:p><text:s/>1,442,25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92405.06" calcext:value-type="float">
            <text:p><text:s/>10,992,405 <text:s/></text:p>
          </table:table-cell>
          <table:table-cell table:number-columns-repeated="2" table:style-name="ce42" office:value-type="float" office:value="59665.32" calcext:value-type="float">
            <text:p><text:s/>59,6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05.6" calcext:value-type="float">
            <text:p><text:s/>39,9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.5877584110255" calcext:value-type="float">
            <text:p><text:s/>51 <text:s/></text:p>
          </table:table-cell>
          <table:table-cell table:number-columns-repeated="2" table:style-name="ce42" office:value-type="float" office:value="2797005.9" calcext:value-type="float">
            <text:p><text:s/>2,797,0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9840.8" calcext:value-type="float">
            <text:p><text:s/>1,119,8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74149.6" calcext:value-type="float">
            <text:p><text:s/>1,974,1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76.32" calcext:value-type="float">
            <text:p><text:s/>38,176 <text:s/></text:p>
          </table:table-cell>
          <table:table-cell table:number-columns-repeated="2" table:style-name="ce42" office:value-type="float" office:value="-118921.998" calcext:value-type="float">
            <text:p><text:s/>-118,9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7400.8" calcext:value-type="float">
            <text:p><text:s/>-47,401 <text:s/></text:p>
          </table:table-cell>
          <table:table-cell table:style-name="ce42" office:value-type="float" office:value="-1231.65" calcext:value-type="float">
            <text:p><text:s/>-1,2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954178.1522416" calcext:value-type="float">
            <text:p><text:s/>10,954,178 <text:s/></text:p>
          </table:table-cell>
          <table:table-cell table:number-columns-repeated="2" table:style-name="ce43" office:value-type="float" office:value="-2618418.582" calcext:value-type="float">
            <text:p><text:s/>-2,618,4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006684" calcext:value-type="float">
            <text:p><text:s/>-3,006,684 <text:s/></text:p>
          </table:table-cell>
          <table:table-cell table:style-name="ce43" office:value-type="float" office:value="1231.65" calcext:value-type="float">
            <text:p><text:s/>1,2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8153.46" calcext:value-type="float">
            <text:p><text:s/>3,398,153 <text:s/></text:p>
          </table:table-cell>
          <table:table-cell table:number-columns-repeated="2" table:style-name="ce42" office:value-type="float" office:value="60434.4" calcext:value-type="float">
            <text:p><text:s/>60,4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28" calcext:value-type="float">
            <text:p><text:s/>47,128 <text:s/></text:p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4324.552241589" calcext:value-type="float">
            <text:p><text:s/>274,325 <text:s/></text:p>
          </table:table-cell>
          <table:table-cell table:number-columns-repeated="2" table:style-name="ce43" office:value-type="float" office:value="-55593.486" calcext:value-type="float">
            <text:p><text:s/>-55,5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678.4" calcext:value-type="float">
            <text:p><text:s/>103,678 <text:s/></text:p>
          </table:table-cell>
          <table:table-cell table:style-name="ce43" office:value-type="float" office:value="-4302.7" calcext:value-type="float">
            <text:p><text:s/>-4,3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0682.88" calcext:value-type="float">
            <text:p><text:s/>7,810,683 <text:s/></text:p>
          </table:table-cell>
          <table:table-cell table:number-columns-repeated="2" table:style-name="ce42" office:value-type="float" office:value="10352188.236" calcext:value-type="float">
            <text:p><text:s/>10,352,1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6504" calcext:value-type="float">
            <text:p><text:s/>3,376,5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0682.88" calcext:value-type="float">
            <text:p><text:s/>7,810,683 <text:s/></text:p>
          </table:table-cell>
          <table:table-cell table:number-columns-repeated="2" table:style-name="ce42" office:value-type="float" office:value="6366408.1692" calcext:value-type="float">
            <text:p><text:s/>6,366,4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6504" calcext:value-type="float">
            <text:p><text:s/>3,376,5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985780.0668" calcext:value-type="float">
            <text:p><text:s/>3,985,7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48.06" calcext:value-type="float">
            <text:p><text:s/>3,6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67.32" calcext:value-type="float">
            <text:p><text:s/>1,8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65.14" calcext:value-type="float">
            <text:p><text:s/>1,7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.6" calcext:value-type="float">
            <text:p><text:s/>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5092383.02" calcext:value-type="float">
            <text:p><text:s/>15,092,383 <text:s/></text:p>
          </table:table-cell>
          <table:table-cell table:number-columns-repeated="2" table:style-name="ce44" office:value-type="float" office:value="7725280.68" calcext:value-type="float">
            <text:p><text:s/>7,725,28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9013.6" calcext:value-type="float">
            <text:p><text:s/>219,014 <text:s/></text:p>
          </table:table-cell>
          <table:table-cell table:style-name="ce44" office:value-type="float" office:value="5531.8" calcext:value-type="float">
            <text:p><text:s/>5,53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725280.68" calcext:value-type="float">
            <text:p><text:s/>7,725,28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9013.6" calcext:value-type="float">
            <text:p><text:s/>219,014 <text:s/></text:p>
          </table:table-cell>
          <table:table-cell table:style-name="ce44" office:value-type="float" office:value="5531.8" calcext:value-type="float">
            <text:p><text:s/>5,5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740.32" calcext:value-type="float">
            <text:p><text:s/>17,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4" calcext:value-type="float">
            <text:p><text:s/>1,304 <text:s/></text:p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20" calcext:value-type="float">
            <text:p><text:s/>10,9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8.98" calcext:value-type="float">
            <text:p><text:s/>5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5.22" calcext:value-type="float">
            <text:p><text:s/>1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0.78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7.08" calcext:value-type="float">
            <text:p><text:s/>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0" calcext:value-type="float">
            <text:p><text:s/>1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.78" calcext:value-type="float">
            <text:p><text:s/>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.2" calcext:value-type="float">
            <text:p><text:s/>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58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.82" calcext:value-type="float">
            <text:p><text:s/>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2.6" calcext:value-type="float">
            <text:p><text:s/>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22" calcext:value-type="float">
            <text:p><text:s/>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.6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13.88" calcext:value-type="float">
            <text:p><text:s/>11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2.7" calcext:value-type="float">
            <text:p><text:s/>3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70.66" calcext:value-type="float">
            <text:p><text:s/>4,1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1.46" calcext:value-type="float">
            <text:p><text:s/>5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4.32" calcext:value-type="float">
            <text:p><text:s/>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7.56" calcext:value-type="float">
            <text:p><text:s/>1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65868.0605" calcext:value-type="float">
            <text:p><text:s/>7,665,8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010.4" calcext:value-type="float">
            <text:p><text:s/>86,0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6010.4" calcext:value-type="float">
            <text:p><text:s/>86,0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65868.0605" calcext:value-type="float">
            <text:p><text:s/>7,665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9.2795" calcext:value-type="float">
            <text:p><text:s/>7,5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9.2795" calcext:value-type="float">
            <text:p><text:s/>7,5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093.02" calcext:value-type="float">
            <text:p><text:s/>34,0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699.2" calcext:value-type="float">
            <text:p><text:s/>131,699 <text:s/></text:p>
          </table:table-cell>
          <table:table-cell table:style-name="ce42" office:value-type="float" office:value="5524.15" calcext:value-type="float">
            <text:p><text:s/>5,5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363.85" calcext:value-type="float">
            <text:p><text:s/>2,3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04.84" calcext:value-type="float">
            <text:p><text:s/>7,7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97.56" calcext:value-type="float">
            <text:p><text:s/>2,4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486.66" calcext:value-type="float">
            <text:p><text:s/>21,4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699.2" calcext:value-type="float">
            <text:p><text:s/>131,699 <text:s/></text:p>
          </table:table-cell>
          <table:table-cell table:style-name="ce42" office:value-type="float" office:value="1813.05" calcext:value-type="float">
            <text:p><text:s/>1,8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403.96" calcext:value-type="float">
            <text:p><text:s/>2,40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47.25" calcext:value-type="float">
            <text:p><text:s/>1,34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92383.02" calcext:value-type="float">
            <text:p><text:s/>15,092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92383.02" calcext:value-type="float">
            <text:p><text:s/>15,092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092383.02" calcext:value-type="float">
            <text:p>( 15,092,38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9408.96" calcext:value-type="float">
            <text:p><text:s/>1,359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7780.48" calcext:value-type="float">
            <text:p><text:s/>237,780 <text:s/></text:p>
          </table:table-cell>
          <table:table-cell table:style-name="ce42" office:value-type="float" office:value="21559" calcext:value-type="float">
            <text:p><text:s/>21,559 <text:s/></text:p>
          </table:table-cell>
          <table:table-cell table:style-name="ce42" office:value-type="float" office:value="1112805.05065854" calcext:value-type="float">
            <text:p><text:s/>1,112,805 <text:s/></text:p>
          </table:table-cell>
          <table:table-cell table:style-name="ce42" office:value-type="float" office:value="37102.5" calcext:value-type="float">
            <text:p><text:s/>37,103 <text:s/></text:p>
          </table:table-cell>
          <table:table-cell table:style-name="ce42" office:value-type="float" office:value="41157.44" calcext:value-type="float">
            <text:p><text:s/>41,157 <text:s/></text:p>
          </table:table-cell>
          <table:table-cell table:style-name="ce42" office:value-type="float" office:value="391679.1" calcext:value-type="float">
            <text:p><text:s/>391,6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678268.8752" calcext:value-type="float">
            <text:p><text:s/>7,678,269 <text:s/></text:p>
          </table:table-cell>
          <table:table-cell table:style-name="ce42" office:value-type="float" office:value="924570.24" calcext:value-type="float">
            <text:p><text:s/>924,570 <text:s/></text:p>
          </table:table-cell>
          <table:table-cell table:style-name="ce42" office:value-type="float" office:value="229.5" calcext:value-type="float">
            <text:p><text:s/>230 <text:s/></text:p>
          </table:table-cell>
          <table:table-cell table:style-name="ce42" office:value-type="float" office:value="703675.2" calcext:value-type="float">
            <text:p><text:s/>703,675 <text:s/></text:p>
          </table:table-cell>
          <table:table-cell table:style-name="ce42" office:value-type="float" office:value="251101" calcext:value-type="float">
            <text:p><text:s/>251,101 <text:s/></text:p>
          </table:table-cell>
          <table:table-cell table:style-name="ce42" office:value-type="float" office:value="127672.213902066" calcext:value-type="float">
            <text:p><text:s/>127,672 <text:s/></text:p>
          </table:table-cell>
          <table:table-cell table:style-name="ce42" office:value-type="float" office:value="22982.4" calcext:value-type="float">
            <text:p><text:s/>22,982 <text:s/></text:p>
          </table:table-cell>
          <table:table-cell table:style-name="ce42" office:value-type="float" office:value="174286.9" calcext:value-type="float">
            <text:p><text:s/>174,287 <text:s/></text:p>
          </table:table-cell>
          <table:table-cell table:style-name="ce42" office:value-type="float" office:value="81777.6" calcext:value-type="float">
            <text:p><text:s/>81,7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7175.36" calcext:value-type="float">
            <text:p><text:s/>137,175 <text:s/></text:p>
          </table:table-cell>
          <table:table-cell table:style-name="ce42" office:value-type="float" office:value="1491237.12" calcext:value-type="float">
            <text:p><text:s/>1,491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.04" calcext:value-type="float">
            <text:p><text:s/>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3129.5322" calcext:value-type="float">
            <text:p><text:s/>63,130 <text:s/></text:p>
          </table:table-cell>
          <table:table-cell table:style-name="ce42" office:value-type="float" office:value="-236952.32688" calcext:value-type="float">
            <text:p><text:s/>-236,952 <text:s/></text:p>
          </table:table-cell>
          <table:table-cell table:style-name="ce42" office:value-type="float" office:value="-638.1" calcext:value-type="float">
            <text:p><text:s/>-638 <text:s/></text:p>
          </table:table-cell>
          <table:table-cell table:style-name="ce42" office:value-type="float" office:value="77977.92" calcext:value-type="float">
            <text:p><text:s/>77,978 <text:s/></text:p>
          </table:table-cell>
          <table:table-cell table:style-name="ce42" office:value-type="float" office:value="-10179" calcext:value-type="float">
            <text:p><text:s/>-10,179 <text:s/></text:p>
          </table:table-cell>
          <table:table-cell table:style-name="ce42" office:value-type="float" office:value="664.830000000013" calcext:value-type="float">
            <text:p><text:s/>665 <text:s/></text:p>
          </table:table-cell>
          <table:table-cell table:style-name="ce42" office:value-type="float" office:value="-556.2" calcext:value-type="float">
            <text:p><text:s/>-556 <text:s/></text:p>
          </table:table-cell>
          <table:table-cell table:style-name="ce42" office:value-type="float" office:value="2698.62" calcext:value-type="float">
            <text:p><text:s/>2,699 <text:s/></text:p>
          </table:table-cell>
          <table:table-cell table:style-name="ce42" office:value-type="float" office:value="-280210.5" calcext:value-type="float">
            <text:p><text:s/>-280,2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7878573.7674" calcext:value-type="float">
            <text:p><text:s/>-7,878,574 <text:s/></text:p>
          </table:table-cell>
          <table:table-cell table:style-name="ce43" office:value-type="float" office:value="-819446.07312" calcext:value-type="float">
            <text:p><text:s/>-819,446 <text:s/></text:p>
          </table:table-cell>
          <table:table-cell table:style-name="ce43" office:value-type="float" office:value="408.6" calcext:value-type="float">
            <text:p><text:s/>409 <text:s/></text:p>
          </table:table-cell>
          <table:table-cell table:style-name="ce43" office:value-type="float" office:value="-543967.68" calcext:value-type="float">
            <text:p><text:s/>-543,968 <text:s/></text:p>
          </table:table-cell>
          <table:table-cell table:style-name="ce43" office:value-type="float" office:value="-219363" calcext:value-type="float">
            <text:p><text:s/>-219,363 <text:s/></text:p>
          </table:table-cell>
          <table:table-cell table:style-name="ce43" office:value-type="float" office:value="984468.006756478" calcext:value-type="float">
            <text:p><text:s/>984,468 <text:s/></text:p>
          </table:table-cell>
          <table:table-cell table:style-name="ce43" office:value-type="float" office:value="14676.3" calcext:value-type="float">
            <text:p><text:s/>14,676 <text:s/></text:p>
          </table:table-cell>
          <table:table-cell table:style-name="ce43" office:value-type="float" office:value="-135828.08" calcext:value-type="float">
            <text:p><text:s/>-135,828 <text:s/></text:p>
          </table:table-cell>
          <table:table-cell table:style-name="ce43" office:value-type="float" office:value="590112" calcext:value-type="float">
            <text:p><text:s/>590,1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2302.6" calcext:value-type="float">
            <text:p><text:s/>262,303 <text:s/></text:p>
          </table:table-cell>
          <table:table-cell table:style-name="ce42" office:value-type="float" office:value="1731213.12" calcext:value-type="float">
            <text:p><text:s/>1,731,213 <text:s/></text:p>
          </table:table-cell>
          <table:table-cell table:style-name="ce42" office:value-type="float" office:value="613.8" calcext:value-type="float">
            <text:p><text:s/>614 <text:s/></text:p>
          </table:table-cell>
          <table:table-cell table:style-name="ce42" office:value-type="float" office:value="23348.16" calcext:value-type="float">
            <text:p><text:s/>23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3.67" calcext:value-type="float">
            <text:p><text:s/>9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1269.5" calcext:value-type="float">
            <text:p><text:s/>401,2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94529.95436" calcext:value-type="float">
            <text:p><text:s/>-194,530 <text:s/></text:p>
          </table:table-cell>
          <table:table-cell table:style-name="ce43" office:value-type="float" office:value="-96675.995811" calcext:value-type="float">
            <text:p><text:s/>-96,6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8614.963740182" calcext:value-type="float">
            <text:p><text:s/>48,615 <text:s/></text:p>
          </table:table-cell>
          <table:table-cell table:style-name="ce42" office:value-type="float" office:value="1859663.62014831" calcext:value-type="float">
            <text:p><text:s/>1,859,6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0976.731993441" calcext:value-type="float">
            <text:p><text:s/>360,977 <text:s/></text:p>
          </table:table-cell>
          <table:table-cell table:style-name="ce42" office:value-type="float" office:value="4950.7986748816" calcext:value-type="float">
            <text:p><text:s/>4,9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7797.68" calcext:value-type="float">
            <text:p><text:s/>47,798 <text:s/></text:p>
          </table:table-cell>
          <table:table-cell table:style-name="ce42" office:value-type="float" office:value="1700396.16" calcext:value-type="float">
            <text:p><text:s/>1,700,3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23.52" calcext:value-type="float">
            <text:p><text:s/>5,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17.283740182" calcext:value-type="float">
            <text:p><text:s/>817 <text:s/></text:p>
          </table:table-cell>
          <table:table-cell table:style-name="ce43" office:value-type="float" office:value="154143.940148307" calcext:value-type="float">
            <text:p><text:s/>154,14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60976.731993441" calcext:value-type="float">
            <text:p><text:s/>360,977 <text:s/></text:p>
          </table:table-cell>
          <table:table-cell table:style-name="ce43" office:value-type="float" office:value="4950.7986748816" calcext:value-type="float">
            <text:p><text:s/>4,9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678541.01304" calcext:value-type="float">
            <text:p><text:s/>12,678,541 <text:s/></text:p>
          </table:table-cell>
          <table:table-cell table:style-name="ce42" office:value-type="float" office:value="8375082.304989" calcext:value-type="float">
            <text:p><text:s/>8,375,082 <text:s/></text:p>
          </table:table-cell>
          <table:table-cell table:style-name="ce42" office:value-type="float" office:value="5084.1" calcext:value-type="float">
            <text:p><text:s/>5,084 <text:s/></text:p>
          </table:table-cell>
          <table:table-cell table:style-name="ce42" office:value-type="float" office:value="963281.28" calcext:value-type="float">
            <text:p><text:s/>963,281 <text:s/></text:p>
          </table:table-cell>
          <table:table-cell table:style-name="ce42" office:value-type="float" office:value="649114" calcext:value-type="float">
            <text:p><text:s/>649,114 <text:s/></text:p>
          </table:table-cell>
          <table:table-cell table:style-name="ce42" office:value-type="float" office:value="82023.09" calcext:value-type="float">
            <text:p><text:s/>82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8612.88" calcext:value-type="float">
            <text:p><text:s/>868,613 <text:s/></text:p>
          </table:table-cell>
          <table:table-cell table:style-name="ce42" office:value-type="float" office:value="1408242.014" calcext:value-type="float">
            <text:p><text:s/>1,408,2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542068.19544" calcext:value-type="float">
            <text:p><text:s/>12,542,068 <text:s/></text:p>
          </table:table-cell>
          <table:table-cell table:style-name="ce42" office:value-type="float" office:value="8375082.304989" calcext:value-type="float">
            <text:p><text:s/>8,375,082 <text:s/></text:p>
          </table:table-cell>
          <table:table-cell table:style-name="ce42" office:value-type="float" office:value="5084.1" calcext:value-type="float">
            <text:p><text:s/>5,084 <text:s/></text:p>
          </table:table-cell>
          <table:table-cell table:style-name="ce42" office:value-type="float" office:value="963281.28" calcext:value-type="float">
            <text:p><text:s/>963,281 <text:s/></text:p>
          </table:table-cell>
          <table:table-cell table:style-name="ce42" office:value-type="float" office:value="649114" calcext:value-type="float">
            <text:p><text:s/>649,114 <text:s/></text:p>
          </table:table-cell>
          <table:table-cell table:style-name="ce42" office:value-type="float" office:value="82023.09" calcext:value-type="float">
            <text:p><text:s/>82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8612.88" calcext:value-type="float">
            <text:p><text:s/>868,613 <text:s/></text:p>
          </table:table-cell>
          <table:table-cell table:style-name="ce42" office:value-type="float" office:value="1262754.4028" calcext:value-type="float">
            <text:p><text:s/>1,262,75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6472.8176" calcext:value-type="float">
            <text:p><text:s/>136,47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5487.6112" calcext:value-type="float">
            <text:p><text:s/>145,4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106.8" calcext:value-type="float">
            <text:p><text:s/>27,107 <text:s/></text:p>
          </table:table-cell>
          <table:table-cell table:style-name="ce42" office:value-type="float" office:value="293035.623333053" calcext:value-type="float">
            <text:p><text:s/>293,0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851.888006559" calcext:value-type="float">
            <text:p><text:s/>335,852 <text:s/></text:p>
          </table:table-cell>
          <table:table-cell table:style-name="ce42" office:value-type="float" office:value="15819.1213251184" calcext:value-type="float">
            <text:p><text:s/>15,8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8.08" calcext:value-type="float">
            <text:p><text:s/>1,9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4.8" calcext:value-type="float">
            <text:p><text:s/>185 <text:s/></text:p>
          </table:table-cell>
          <table:table-cell table:style-name="ce42" office:value-type="float" office:value="17185.92" calcext:value-type="float">
            <text:p><text:s/>17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6896.8" calcext:value-type="float">
            <text:p><text:s/>26,897 <text:s/></text:p>
          </table:table-cell>
          <table:table-cell table:style-name="ce42" office:value-type="float" office:value="273911.463333053" calcext:value-type="float">
            <text:p><text:s/>273,9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851.888006559" calcext:value-type="float">
            <text:p><text:s/>335,852 <text:s/></text:p>
          </table:table-cell>
          <table:table-cell table:style-name="ce42" office:value-type="float" office:value="15819.1213251184" calcext:value-type="float">
            <text:p><text:s/>15,8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5.2" calcext:value-type="float">
            <text:p><text:s/>25 <text:s/></text:p>
          </table:table-cell>
          <table:table-cell table:style-name="ce43" office:value-type="float" office:value="20.16" calcext:value-type="float">
            <text:p><text:s/>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56472.83625982" calcext:value-type="float">
            <text:p><text:s/>4,656,473 <text:s/></text:p>
          </table:table-cell>
          <table:table-cell table:style-name="ce44" office:value-type="float" office:value="3768399.86419864" calcext:value-type="float">
            <text:p><text:s/>3,768,400 <text:s/></text:p>
          </table:table-cell>
          <table:table-cell table:style-name="ce44" office:value-type="float" office:value="4878.9" calcext:value-type="float">
            <text:p><text:s/>4,879 <text:s/></text:p>
          </table:table-cell>
          <table:table-cell table:style-name="ce44" office:value-type="float" office:value="395965.44" calcext:value-type="float">
            <text:p><text:s/>395,965 <text:s/></text:p>
          </table:table-cell>
          <table:table-cell table:style-name="ce44" office:value-type="float" office:value="429751" calcext:value-type="float">
            <text:p><text:s/>429,751 <text:s/></text:p>
          </table:table-cell>
          <table:table-cell table:style-name="ce44" office:value-type="float" office:value="1065537.42675648" calcext:value-type="float">
            <text:p><text:s/>1,065,537 <text:s/></text:p>
          </table:table-cell>
          <table:table-cell table:style-name="ce44" office:value-type="float" office:value="14676.3" calcext:value-type="float">
            <text:p><text:s/>14,676 <text:s/></text:p>
          </table:table-cell>
          <table:table-cell table:style-name="ce44" office:value-type="float" office:value="35956.18" calcext:value-type="float">
            <text:p><text:s/>35,956 <text:s/></text:p>
          </table:table-cell>
          <table:table-cell table:style-name="ce44" office:value-type="float" office:value="1576314.594" calcext:value-type="float">
            <text:p><text:s/>1,576,31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56472.83625982" calcext:value-type="float">
            <text:p><text:s/>4,656,473 <text:s/></text:p>
          </table:table-cell>
          <table:table-cell table:style-name="ce44" office:value-type="float" office:value="3768399.86419864" calcext:value-type="float">
            <text:p><text:s/>3,768,40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3019.4" calcext:value-type="float">
            <text:p><text:s/>13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27690.956259818" calcext:value-type="float">
            <text:p><text:s/>127,691 <text:s/></text:p>
          </table:table-cell>
          <table:table-cell table:style-name="ce42" office:value-type="float" office:value="3185906.42419864" calcext:value-type="float">
            <text:p><text:s/>3,185,9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19.4" calcext:value-type="float">
            <text:p><text:s/>13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606.6" calcext:value-type="float">
            <text:p><text:s/>6,607 <text:s/></text:p>
          </table:table-cell>
          <table:table-cell table:style-name="ce42" office:value-type="float" office:value="35959.68" calcext:value-type="float">
            <text:p><text:s/>35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32.56" calcext:value-type="float">
            <text:p><text:s/>2,633 <text:s/></text:p>
          </table:table-cell>
          <table:table-cell table:style-name="ce42" office:value-type="float" office:value="290694.602449478" calcext:value-type="float">
            <text:p><text:s/>290,6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88.9162598012" calcext:value-type="float">
            <text:p><text:s/>489 <text:s/></text:p>
          </table:table-cell>
          <table:table-cell table:style-name="ce42" office:value-type="float" office:value="392581.348151011" calcext:value-type="float">
            <text:p><text:s/>392,5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2" calcext:value-type="float">
            <text:p><text:s/>42 <text:s/></text:p>
          </table:table-cell>
          <table:table-cell table:style-name="ce42" office:value-type="float" office:value="16284.48" calcext:value-type="float">
            <text:p><text:s/>16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94.72" calcext:value-type="float">
            <text:p><text:s/>8,0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40.88" calcext:value-type="float">
            <text:p><text:s/>741 <text:s/></text:p>
          </table:table-cell>
          <table:table-cell table:style-name="ce42" office:value-type="float" office:value="139216.920043629" calcext:value-type="float">
            <text:p><text:s/>139,2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20.96" calcext:value-type="float">
            <text:p><text:s/>121 <text:s/></text:p>
          </table:table-cell>
          <table:table-cell table:style-name="ce42" office:value-type="float" office:value="898.56" calcext:value-type="float">
            <text:p><text:s/>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767.8" calcext:value-type="float">
            <text:p><text:s/>65,768 <text:s/></text:p>
          </table:table-cell>
          <table:table-cell table:style-name="ce42" office:value-type="float" office:value="1009885.77265594" calcext:value-type="float">
            <text:p><text:s/>1,009,8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152.92" calcext:value-type="float">
            <text:p><text:s/>65,153 <text:s/></text:p>
          </table:table-cell>
          <table:table-cell table:style-name="ce42" office:value-type="float" office:value="844090.917144557" calcext:value-type="float">
            <text:p><text:s/>844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17.44" calcext:value-type="float">
            <text:p>( 2,617 <text:s/>)</text:p>
          </table:table-cell>
          <table:table-cell table:style-name="ce45" office:value-type="float" office:value="785554.890831264" calcext:value-type="float">
            <text:p>( 785,5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2535.48" calcext:value-type="float">
            <text:p>( 62,535 <text:s/>)</text:p>
          </table:table-cell>
          <table:table-cell table:style-name="ce45" office:value-type="float" office:value="58049.3063132928" calcext:value-type="float">
            <text:p>( 58,04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86.72" calcext:value-type="float">
            <text:p>( 4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153.628526886" calcext:value-type="float">
            <text:p><text:s/>128,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66.1869844928" calcext:value-type="float">
            <text:p><text:s/>32,2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14.88" calcext:value-type="float">
            <text:p><text:s/>615 <text:s/></text:p>
          </table:table-cell>
          <table:table-cell table:style-name="ce46" office:value-type="float" office:value="5375.04" calcext:value-type="float">
            <text:p><text:s/>5,37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338.56" calcext:value-type="float">
            <text:p><text:s/>2,339 <text:s/></text:p>
          </table:table-cell>
          <table:table-cell table:style-name="ce42" office:value-type="float" office:value="158774.4" calcext:value-type="float">
            <text:p><text:s/>158,7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5.28" calcext:value-type="float">
            <text:p><text:s/>35 <text:s/></text:p>
          </table:table-cell>
          <table:table-cell table:style-name="ce42" office:value-type="float" office:value="71700.48" calcext:value-type="float">
            <text:p><text:s/>71,7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73.08" calcext:value-type="float">
            <text:p><text:s/>73 <text:s/></text:p>
          </table:table-cell>
          <table:table-cell table:style-name="ce46" office:value-type="float" office:value="77768.64" calcext:value-type="float">
            <text:p><text:s/>77,76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993.64" calcext:value-type="float">
            <text:p><text:s/>17,994 <text:s/></text:p>
          </table:table-cell>
          <table:table-cell table:style-name="ce42" office:value-type="float" office:value="265750.08" calcext:value-type="float">
            <text:p><text:s/>265,7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437.96" calcext:value-type="float">
            <text:p><text:s/>16,438 <text:s/></text:p>
          </table:table-cell>
          <table:table-cell table:style-name="ce42" office:value-type="float" office:value="32655.36" calcext:value-type="float">
            <text:p><text:s/>32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55.68" calcext:value-type="float">
            <text:p><text:s/>1,556 <text:s/></text:p>
          </table:table-cell>
          <table:table-cell table:style-name="ce42" office:value-type="float" office:value="233094.72" calcext:value-type="float">
            <text:p><text:s/>233,0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3.04" calcext:value-type="float">
            <text:p>( 14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419.84" calcext:value-type="float">
            <text:p>( 1,42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20.12" calcext:value-type="float">
            <text:p><text:s/>6,420 <text:s/></text:p>
          </table:table-cell>
          <table:table-cell table:style-name="ce42" office:value-type="float" office:value="411569.376" calcext:value-type="float">
            <text:p><text:s/>411,5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19.4" calcext:value-type="float">
            <text:p><text:s/>13,0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253.8" calcext:value-type="float">
            <text:p><text:s/>6,254 <text:s/></text:p>
          </table:table-cell>
          <table:table-cell table:style-name="ce42" office:value-type="float" office:value="353057.376" calcext:value-type="float">
            <text:p><text:s/>353,0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19.4" calcext:value-type="float">
            <text:p><text:s/>13,0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6.32" calcext:value-type="float">
            <text:p><text:s/>166 <text:s/></text:p>
          </table:table-cell>
          <table:table-cell table:style-name="ce42" office:value-type="float" office:value="58512" calcext:value-type="float">
            <text:p><text:s/>58,5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33.28" calcext:value-type="float">
            <text:p>( 2,63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97.24" calcext:value-type="float">
            <text:p><text:s/>597 <text:s/></text:p>
          </table:table-cell>
          <table:table-cell table:style-name="ce42" office:value-type="float" office:value="74386.56" calcext:value-type="float">
            <text:p><text:s/>74,3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75.44" calcext:value-type="float">
            <text:p><text:s/>475 <text:s/></text:p>
          </table:table-cell>
          <table:table-cell table:style-name="ce46" office:value-type="float" office:value="7741.44" calcext:value-type="float">
            <text:p><text:s/>7,74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258" calcext:value-type="float">
            <text:p><text:s/>6,258 <text:s/></text:p>
          </table:table-cell>
          <table:table-cell table:style-name="ce42" office:value-type="float" office:value="71272.9960985856" calcext:value-type="float">
            <text:p><text:s/>71,2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533.04" calcext:value-type="float">
            <text:p><text:s/>3,533 <text:s/></text:p>
          </table:table-cell>
          <table:table-cell table:style-name="ce42" office:value-type="float" office:value="20880.96" calcext:value-type="float">
            <text:p><text:s/>20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6.32" calcext:value-type="float">
            <text:p><text:s/>166 <text:s/></text:p>
          </table:table-cell>
          <table:table-cell table:style-name="ce42" office:value-type="float" office:value="12581.76" calcext:value-type="float">
            <text:p><text:s/>12,5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18.3600000168" calcext:value-type="float">
            <text:p><text:s/>318 <text:s/></text:p>
          </table:table-cell>
          <table:table-cell table:style-name="ce42" office:value-type="float" office:value="35.712" calcext:value-type="float">
            <text:p><text:s/>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3082.16" calcext:value-type="float">
            <text:p><text:s/>13,082 <text:s/></text:p>
          </table:table-cell>
          <table:table-cell table:style-name="ce42" office:value-type="float" office:value="77744.64" calcext:value-type="float">
            <text:p><text:s/>77,7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083.2968" calcext:value-type="float">
            <text:p><text:s/>42,0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862832.4252" calcext:value-type="float">
            <text:p><text:s/>3,862,832 <text:s/></text:p>
          </table:table-cell>
          <table:table-cell table:style-name="ce42" office:value-type="float" office:value="160238.4" calcext:value-type="float">
            <text:p><text:s/>160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43147.5452" calcext:value-type="float">
            <text:p><text:s/>3,743,14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7130.32" calcext:value-type="float">
            <text:p><text:s/>27,1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2554.56" calcext:value-type="float">
            <text:p><text:s/>92,555 <text:s/></text:p>
          </table:table-cell>
          <table:table-cell table:style-name="ce42" office:value-type="float" office:value="160238.4" calcext:value-type="float">
            <text:p><text:s/>160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33093.5748" calcext:value-type="float">
            <text:p><text:s/>333,094 <text:s/></text:p>
          </table:table-cell>
          <table:table-cell table:style-name="ce42" office:value-type="float" office:value="24085.44" calcext:value-type="float">
            <text:p><text:s/>24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4107.7348" calcext:value-type="float">
            <text:p><text:s/>54,108 <text:s/></text:p>
          </table:table-cell>
          <table:table-cell table:style-name="ce42" office:value-type="float" office:value="3103.68" calcext:value-type="float">
            <text:p><text:s/>3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278985.84" calcext:value-type="float">
            <text:p><text:s/>278,986 <text:s/></text:p>
          </table:table-cell>
          <table:table-cell table:style-name="ce43" office:value-type="float" office:value="20981.76" calcext:value-type="float">
            <text:p><text:s/>20,98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2855.88" calcext:value-type="float">
            <text:p><text:s/>332,856 <text:s/></text:p>
          </table:table-cell>
          <table:table-cell table:style-name="ce42" office:value-type="float" office:value="398169.6" calcext:value-type="float">
            <text:p><text:s/>398,1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8461.24" calcext:value-type="float">
            <text:p><text:s/>88,461 <text:s/></text:p>
          </table:table-cell>
          <table:table-cell table:style-name="ce42" office:value-type="float" office:value="310550.4" calcext:value-type="float">
            <text:p><text:s/>310,5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507.36" calcext:value-type="float">
            <text:p><text:s/>507 <text:s/></text:p>
          </table:table-cell>
          <table:table-cell table:style-name="ce42" office:value-type="float" office:value="6888" calcext:value-type="float">
            <text:p><text:s/>6,8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745.72" calcext:value-type="float">
            <text:p><text:s/>11,746 <text:s/></text:p>
          </table:table-cell>
          <table:table-cell table:style-name="ce42" office:value-type="float" office:value="109.44" calcext:value-type="float">
            <text:p><text:s/>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02.68" calcext:value-type="float">
            <text:p><text:s/>1,7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98.68" calcext:value-type="float">
            <text:p><text:s/>1,199 <text:s/></text:p>
          </table:table-cell>
          <table:table-cell table:style-name="ce42" office:value-type="float" office:value="3597.12" calcext:value-type="float">
            <text:p><text:s/>3,5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0813.16" calcext:value-type="float">
            <text:p><text:s/>170,813 <text:s/></text:p>
          </table:table-cell>
          <table:table-cell table:style-name="ce42" office:value-type="float" office:value="4696.32" calcext:value-type="float">
            <text:p><text:s/>4,6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8427.04" calcext:value-type="float">
            <text:p><text:s/>58,427 <text:s/></text:p>
          </table:table-cell>
          <table:table-cell table:style-name="ce43" office:value-type="float" office:value="72328.32" calcext:value-type="float">
            <text:p><text:s/>72,3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8.9" calcext:value-type="float">
            <text:p><text:s/>4,879 <text:s/></text:p>
          </table:table-cell>
          <table:table-cell table:style-name="ce42" office:value-type="float" office:value="395965.44" calcext:value-type="float">
            <text:p><text:s/>395,965 <text:s/></text:p>
          </table:table-cell>
          <table:table-cell table:style-name="ce42" office:value-type="float" office:value="429751" calcext:value-type="float">
            <text:p><text:s/>429,751 <text:s/></text:p>
          </table:table-cell>
          <table:table-cell table:style-name="ce42" office:value-type="float" office:value="1065537.42675648" calcext:value-type="float">
            <text:p><text:s/>1,065,537 <text:s/></text:p>
          </table:table-cell>
          <table:table-cell table:style-name="ce42" office:value-type="float" office:value="14676.3" calcext:value-type="float">
            <text:p><text:s/>14,676 <text:s/></text:p>
          </table:table-cell>
          <table:table-cell table:style-name="ce42" office:value-type="float" office:value="35956.18" calcext:value-type="float">
            <text:p><text:s/>35,956 <text:s/></text:p>
          </table:table-cell>
          <table:table-cell table:style-name="ce42" office:value-type="float" office:value="1563295.194" calcext:value-type="float">
            <text:p><text:s/>1,563,2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8.9" calcext:value-type="float">
            <text:p><text:s/>4,879 <text:s/></text:p>
          </table:table-cell>
          <table:table-cell table:style-name="ce42" office:value-type="float" office:value="395965.44" calcext:value-type="float">
            <text:p><text:s/>395,965 <text:s/></text:p>
          </table:table-cell>
          <table:table-cell table:style-name="ce42" office:value-type="float" office:value="429751" calcext:value-type="float">
            <text:p><text:s/>429,751 <text:s/></text:p>
          </table:table-cell>
          <table:table-cell table:style-name="ce42" office:value-type="float" office:value="1065537.42675648" calcext:value-type="float">
            <text:p><text:s/>1,065,537 <text:s/></text:p>
          </table:table-cell>
          <table:table-cell table:style-name="ce42" office:value-type="float" office:value="14676.3" calcext:value-type="float">
            <text:p><text:s/>14,676 <text:s/></text:p>
          </table:table-cell>
          <table:table-cell table:style-name="ce42" office:value-type="float" office:value="35956.18" calcext:value-type="float">
            <text:p><text:s/>35,956 <text:s/></text:p>
          </table:table-cell>
          <table:table-cell table:style-name="ce42" office:value-type="float" office:value="1563295.194" calcext:value-type="float">
            <text:p><text:s/>1,563,2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1636.548679457" calcext:value-type="float">
            <text:p><text:s/>201,637 <text:s/></text:p>
          </table:table-cell>
          <table:table-cell table:style-name="ce42" office:value-type="float" office:value="8022440.05997954" calcext:value-type="float">
            <text:p><text:s/>8,022,4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3501.362646" calcext:value-type="float">
            <text:p><text:s/>1,183,501 <text:s/></text:p>
          </table:table-cell>
          <table:table-cell table:style-name="ce42" office:value-type="float" office:value="24936.76078" calcext:value-type="float">
            <text:p><text:s/>24,93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9260.789868457" calcext:value-type="float">
            <text:p><text:s/>199,261 <text:s/></text:p>
          </table:table-cell>
          <table:table-cell table:style-name="ce42" office:value-type="float" office:value="7108415.88213154" calcext:value-type="float">
            <text:p><text:s/>7,108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33.894454" calcext:value-type="float">
            <text:p><text:s/>13,6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75.758811" calcext:value-type="float">
            <text:p><text:s/>2,376 <text:s/></text:p>
          </table:table-cell>
          <table:table-cell table:style-name="ce42" office:value-type="float" office:value="900390.283394" calcext:value-type="float">
            <text:p><text:s/>900,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3501.362646" calcext:value-type="float">
            <text:p><text:s/>1,183,501 <text:s/></text:p>
          </table:table-cell>
          <table:table-cell table:style-name="ce42" office:value-type="float" office:value="24936.76078" calcext:value-type="float">
            <text:p><text:s/>24,93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779.329294" calcext:value-type="float">
            <text:p><text:s/>68,7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3473.553872" calcext:value-type="float">
            <text:p><text:s/>1,373,474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779.329294" calcext:value-type="float">
            <text:p><text:s/>68,7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73473.553872" calcext:value-type="float">
            <text:p><text:s/>1,373,474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64125.6" calcext:value-type="float">
            <text:p><text:s/>264,12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59086.7433612" calcext:value-type="float">
            <text:p><text:s/>1,559,087 <text:s/></text:p>
          </table:table-cell>
          <table:table-cell table:style-name="ce41" office:value-type="float" office:value="243491.6213612" calcext:value-type="float">
            <text:p><text:s/>243,492 <text:s/></text:p>
          </table:table-cell>
          <table:table-cell table:style-name="ce41" office:value-type="float" office:value="187649.5622" calcext:value-type="float">
            <text:p><text:s/>187,650 <text:s/></text:p>
          </table:table-cell>
          <table:table-cell table:style-name="ce41" office:value-type="float" office:value="47852.89104" calcext:value-type="float">
            <text:p><text:s/>47,853 <text:s/></text:p>
          </table:table-cell>
          <table:table-cell table:style-name="ce41" office:value-type="float" office:value="7989.1681212" calcext:value-type="float">
            <text:p><text:s/>7,989 <text:s/></text:p>
          </table:table-cell>
          <table:table-cell table:style-name="ce41" office:value-type="float" office:value="1315595.122" calcext:value-type="float">
            <text:p><text:s/>1,315,5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4368198.4449479" calcext:value-type="float">
            <text:p><text:s/>14,368,1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68198.4449479" calcext:value-type="float">
            <text:p><text:s/>14,368,198 <text:s/></text:p>
          </table:table-cell>
          <table:table-cell table:number-columns-repeated="2" table:style-name="ce42" office:value-type="float" office:value="60.9984" calcext:value-type="float">
            <text:p><text:s/>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.9984" calcext:value-type="float">
            <text:p><text:s/>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62.8752" calcext:value-type="float">
            <text:p><text:s/>9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2.8752" calcext:value-type="float">
            <text:p><text:s/>9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0201.7918332579" calcext:value-type="float">
            <text:p><text:s/>30,202 <text:s/></text:p>
          </table:table-cell>
          <table:table-cell table:style-name="ce42" office:value-type="float" office:value="37783.568" calcext:value-type="float">
            <text:p><text:s/>37,784 <text:s/></text:p>
          </table:table-cell>
          <table:table-cell table:style-name="ce42" office:value-type="float" office:value="-7581.77616674217" calcext:value-type="float">
            <text:p><text:s/>-7,582 <text:s/></text:p>
          </table:table-cell>
          <table:table-cell table:number-columns-repeated="2" table:style-name="ce42" office:value-type="float" office:value="2220.99075" calcext:value-type="float">
            <text:p><text:s/>2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0.99075" calcext:value-type="float">
            <text:p><text:s/>2,2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4602122.2531146" calcext:value-type="float">
            <text:p><text:s/>14,602,122 <text:s/></text:p>
          </table:table-cell>
          <table:table-cell table:style-name="ce43" office:value-type="float" office:value="226342.032" calcext:value-type="float">
            <text:p><text:s/>226,342 <text:s/></text:p>
          </table:table-cell>
          <table:table-cell table:style-name="ce43" office:value-type="float" office:value="14375780.2211146" calcext:value-type="float">
            <text:p><text:s/>14,375,780 <text:s/></text:p>
          </table:table-cell>
          <table:table-cell table:style-name="ce43" office:value-type="float" office:value="1555963.8758112" calcext:value-type="float">
            <text:p><text:s/>1,555,964 <text:s/></text:p>
          </table:table-cell>
          <table:table-cell table:style-name="ce43" office:value-type="float" office:value="240368.7538112" calcext:value-type="float">
            <text:p><text:s/>240,369 <text:s/></text:p>
          </table:table-cell>
          <table:table-cell table:style-name="ce43" office:value-type="float" office:value="187649.5622" calcext:value-type="float">
            <text:p><text:s/>187,650 <text:s/></text:p>
          </table:table-cell>
          <table:table-cell table:style-name="ce43" office:value-type="float" office:value="44730.02349" calcext:value-type="float">
            <text:p><text:s/>44,730 <text:s/></text:p>
          </table:table-cell>
          <table:table-cell table:style-name="ce43" office:value-type="float" office:value="7989.1681212" calcext:value-type="float">
            <text:p><text:s/>7,989 <text:s/></text:p>
          </table:table-cell>
          <table:table-cell table:style-name="ce43" office:value-type="float" office:value="1315595.122" calcext:value-type="float">
            <text:p><text:s/>1,315,5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5375738.7211146" calcext:value-type="float">
            <text:p><text:s/>15,375,7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75738.7211146" calcext:value-type="float">
            <text:p><text:s/>15,375,739 <text:s/></text:p>
          </table:table-cell>
          <table:table-cell table:number-columns-repeated="2" table:style-name="ce42" office:value-type="float" office:value="43739.65254" calcext:value-type="float">
            <text:p><text:s/>43,7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739.65254" calcext:value-type="float">
            <text:p><text:s/>43,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25724.4797" calcext:value-type="float">
            <text:p><text:s/>425,724 <text:s/></text:p>
          </table:table-cell>
          <table:table-cell table:style-name="ce43" office:value-type="float" office:value="319.4376" calcext:value-type="float">
            <text:p><text:s/>319 <text:s/></text:p>
          </table:table-cell>
          <table:table-cell table:style-name="ce43" office:value-type="float" office:value="425405.0421" calcext:value-type="float">
            <text:p><text:s/>425,405 <text:s/></text:p>
          </table:table-cell>
          <table:table-cell table:style-name="ce43" office:value-type="float" office:value="898.348109999979" calcext:value-type="float">
            <text:p><text:s/>898 <text:s/></text:p>
          </table:table-cell>
          <table:table-cell table:style-name="ce43" office:value-type="float" office:value="898.34811" calcext:value-type="float">
            <text:p><text:s/>89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98.34811" calcext:value-type="float">
            <text:p><text:s/>89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1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380511.8481356" calcext:value-type="float">
            <text:p><text:s/>11,380,512 <text:s/></text:p>
          </table:table-cell>
          <table:table-cell table:style-name="ce42" office:value-type="float" office:value="1913.016301128" calcext:value-type="float">
            <text:p><text:s/>1,913 <text:s/></text:p>
          </table:table-cell>
          <table:table-cell table:style-name="ce42" office:value-type="float" office:value="11378598.8318345" calcext:value-type="float">
            <text:p><text:s/>11,378,599 <text:s/></text:p>
          </table:table-cell>
          <table:table-cell table:style-name="ce42" office:value-type="float" office:value="1071663.86589834" calcext:value-type="float">
            <text:p><text:s/>1,071,664 <text:s/></text:p>
          </table:table-cell>
          <table:table-cell table:style-name="ce42" office:value-type="float" office:value="33423.7045967409" calcext:value-type="float">
            <text:p><text:s/>33,424 <text:s/></text:p>
          </table:table-cell>
          <table:table-cell table:style-name="ce42" office:value-type="float" office:value="27153.5180914658" calcext:value-type="float">
            <text:p><text:s/>27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70.18650527511" calcext:value-type="float">
            <text:p><text:s/>6,270 <text:s/></text:p>
          </table:table-cell>
          <table:table-cell table:style-name="ce42" office:value-type="float" office:value="1038240.1613016" calcext:value-type="float">
            <text:p><text:s/>1,038,2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1308.3" calcext:value-type="float">
            <text:p><text:s/>31,3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08.3" calcext:value-type="float">
            <text:p><text:s/>31,3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202028.2" calcext:value-type="float">
            <text:p><text:s/>11,202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02028.2" calcext:value-type="float">
            <text:p><text:s/>11,202,0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29.6325" calcext:value-type="float">
            <text:p><text:s/>13,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29.6325" calcext:value-type="float">
            <text:p><text:s/>13,3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7175.348135581" calcext:value-type="float">
            <text:p><text:s/>147,175 <text:s/></text:p>
          </table:table-cell>
          <table:table-cell table:style-name="ce43" office:value-type="float" office:value="1913.016301128" calcext:value-type="float">
            <text:p><text:s/>1,913 <text:s/></text:p>
          </table:table-cell>
          <table:table-cell table:style-name="ce43" office:value-type="float" office:value="145262.331834453" calcext:value-type="float">
            <text:p><text:s/>145,262 <text:s/></text:p>
          </table:table-cell>
          <table:table-cell table:style-name="ce43" office:value-type="float" office:value="1058334.23339834" calcext:value-type="float">
            <text:p><text:s/>1,058,334 <text:s/></text:p>
          </table:table-cell>
          <table:table-cell table:style-name="ce43" office:value-type="float" office:value="33423.7045967409" calcext:value-type="float">
            <text:p><text:s/>33,424 <text:s/></text:p>
          </table:table-cell>
          <table:table-cell table:style-name="ce43" office:value-type="float" office:value="27153.5180914658" calcext:value-type="float">
            <text:p><text:s/>27,1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70.18650527511" calcext:value-type="float">
            <text:p><text:s/>6,270 <text:s/></text:p>
          </table:table-cell>
          <table:table-cell table:style-name="ce43" office:value-type="float" office:value="1024910.5288016" calcext:value-type="float">
            <text:p><text:s/>1,024,9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626380.5" calcext:value-type="float">
            <text:p><text:s/>15,626,381 <text:s/></text:p>
          </table:table-cell>
          <table:table-cell table:style-name="ce42" office:value-type="float" office:value="999958.5" calcext:value-type="float">
            <text:p><text:s/>999,959 <text:s/></text:p>
          </table:table-cell>
          <table:table-cell table:style-name="ce42" office:value-type="float" office:value="14626422" calcext:value-type="float">
            <text:p><text:s/>14,626,4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5626380.5" calcext:value-type="float">
            <text:p><text:s/>15,626,381 <text:s/></text:p>
          </table:table-cell>
          <table:table-cell table:style-name="ce43" office:value-type="float" office:value="999958.5" calcext:value-type="float">
            <text:p><text:s/>999,959 <text:s/></text:p>
          </table:table-cell>
          <table:table-cell table:style-name="ce43" office:value-type="float" office:value="14626422" calcext:value-type="float">
            <text:p><text:s/>14,626,42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55546.390047511" calcext:value-type="float">
            <text:p><text:s/>655,546 <text:s/></text:p>
          </table:table-cell>
          <table:table-cell table:style-name="ce42" office:value-type="float" office:value="1870.5184" calcext:value-type="float">
            <text:p><text:s/>1,871 <text:s/></text:p>
          </table:table-cell>
          <table:table-cell table:style-name="ce42" office:value-type="float" office:value="653675.871647511" calcext:value-type="float">
            <text:p><text:s/>653,676 <text:s/></text:p>
          </table:table-cell>
          <table:table-cell table:number-columns-repeated="2" table:style-name="ce42" office:value-type="float" office:value="92.02284" calcext:value-type="float">
            <text:p><text:s/>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.02284" calcext:value-type="float">
            <text:p><text:s/>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44956.665247511" calcext:value-type="float">
            <text:p><text:s/>644,957 <text:s/></text:p>
          </table:table-cell>
          <table:table-cell table:style-name="ce42" office:value-type="float" office:value="1680.2936" calcext:value-type="float">
            <text:p><text:s/>1,680 <text:s/></text:p>
          </table:table-cell>
          <table:table-cell table:style-name="ce42" office:value-type="float" office:value="643276.371647511" calcext:value-type="float">
            <text:p><text:s/>643,276 <text:s/></text:p>
          </table:table-cell>
          <table:table-cell table:number-columns-repeated="2" table:style-name="ce42" office:value-type="float" office:value="92.02284" calcext:value-type="float">
            <text:p><text:s/>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.02284" calcext:value-type="float">
            <text:p><text:s/>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589.7248" calcext:value-type="float">
            <text:p><text:s/>10,590 <text:s/></text:p>
          </table:table-cell>
          <table:table-cell table:style-name="ce42" office:value-type="float" office:value="190.2248" calcext:value-type="float">
            <text:p><text:s/>190 <text:s/></text:p>
          </table:table-cell>
          <table:table-cell table:style-name="ce42" office:value-type="float" office:value="10399.5" calcext:value-type="float">
            <text:p><text:s/>10,4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390981.31411691" calcext:value-type="float">
            <text:p><text:s/>2,390,981 <text:s/></text:p>
          </table:table-cell>
          <table:table-cell table:style-name="ce44" office:value-type="float" office:value="1222197.55969887" calcext:value-type="float">
            <text:p><text:s/>1,222,198 <text:s/></text:p>
          </table:table-cell>
          <table:table-cell table:style-name="ce44" office:value-type="float" office:value="1168783.75441804" calcext:value-type="float">
            <text:p><text:s/>1,168,784 <text:s/></text:p>
          </table:table-cell>
          <table:table-cell table:style-name="ce44" office:value-type="float" office:value="439569.986422863" calcext:value-type="float">
            <text:p><text:s/>439,570 <text:s/></text:p>
          </table:table-cell>
          <table:table-cell table:style-name="ce44" office:value-type="float" office:value="162215.025724459" calcext:value-type="float">
            <text:p><text:s/>162,215 <text:s/></text:p>
          </table:table-cell>
          <table:table-cell table:style-name="ce44" office:value-type="float" office:value="160496.044108534" calcext:value-type="float">
            <text:p><text:s/>160,4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18.98161592489" calcext:value-type="float">
            <text:p><text:s/>1,719 <text:s/></text:p>
          </table:table-cell>
          <table:table-cell table:style-name="ce44" office:value-type="float" office:value="277354.960698404" calcext:value-type="float">
            <text:p><text:s/>277,35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390981.31411691" calcext:value-type="float">
            <text:p><text:s/>2,390,981 <text:s/></text:p>
          </table:table-cell>
          <table:table-cell table:style-name="ce44" office:value-type="float" office:value="1222197.55969887" calcext:value-type="float">
            <text:p><text:s/>1,222,198 <text:s/></text:p>
          </table:table-cell>
          <table:table-cell table:style-name="ce44" office:value-type="float" office:value="1168783.75441804" calcext:value-type="float">
            <text:p><text:s/>1,168,784 <text:s/></text:p>
          </table:table-cell>
          <table:table-cell table:style-name="ce44" office:value-type="float" office:value="439569.986422863" calcext:value-type="float">
            <text:p><text:s/>439,570 <text:s/></text:p>
          </table:table-cell>
          <table:table-cell table:style-name="ce44" office:value-type="float" office:value="162215.025724459" calcext:value-type="float">
            <text:p><text:s/>162,215 <text:s/></text:p>
          </table:table-cell>
          <table:table-cell table:style-name="ce44" office:value-type="float" office:value="160496.044108534" calcext:value-type="float">
            <text:p><text:s/>160,4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18.98161592489" calcext:value-type="float">
            <text:p><text:s/>1,719 <text:s/></text:p>
          </table:table-cell>
          <table:table-cell table:style-name="ce44" office:value-type="float" office:value="277354.960698404" calcext:value-type="float">
            <text:p><text:s/>277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290666.33081691" calcext:value-type="float">
            <text:p><text:s/>1,290,666 <text:s/></text:p>
          </table:table-cell>
          <table:table-cell table:style-name="ce42" office:value-type="float" office:value="308081.417298872" calcext:value-type="float">
            <text:p><text:s/>308,081 <text:s/></text:p>
          </table:table-cell>
          <table:table-cell table:style-name="ce42" office:value-type="float" office:value="982584.913518036" calcext:value-type="float">
            <text:p><text:s/>982,585 <text:s/></text:p>
          </table:table-cell>
          <table:table-cell table:style-name="ce42" office:value-type="float" office:value="439569.986422863" calcext:value-type="float">
            <text:p><text:s/>439,570 <text:s/></text:p>
          </table:table-cell>
          <table:table-cell table:style-name="ce42" office:value-type="float" office:value="162215.025724459" calcext:value-type="float">
            <text:p><text:s/>162,215 <text:s/></text:p>
          </table:table-cell>
          <table:table-cell table:style-name="ce42" office:value-type="float" office:value="160496.044108534" calcext:value-type="float">
            <text:p><text:s/>160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8.98161592489" calcext:value-type="float">
            <text:p><text:s/>1,719 <text:s/></text:p>
          </table:table-cell>
          <table:table-cell table:style-name="ce42" office:value-type="float" office:value="277354.960698404" calcext:value-type="float">
            <text:p><text:s/>277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1.6" calcext:value-type="float">
            <text:p><text:s/>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8222.864798872" calcext:value-type="float">
            <text:p><text:s/>28,223 <text:s/></text:p>
          </table:table-cell>
          <table:table-cell table:style-name="ce42" office:value-type="float" office:value="12768.306898872" calcext:value-type="float">
            <text:p><text:s/>12,768 <text:s/></text:p>
          </table:table-cell>
          <table:table-cell table:style-name="ce42" office:value-type="float" office:value="15454.5579" calcext:value-type="float">
            <text:p><text:s/>15,455 <text:s/></text:p>
          </table:table-cell>
          <table:table-cell table:number-columns-repeated="3" table:style-name="ce42" office:value-type="float" office:value="18347.1592" calcext:value-type="float">
            <text:p><text:s/>18,3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4915.0726" calcext:value-type="float">
            <text:p><text:s/>34,915 <text:s/></text:p>
          </table:table-cell>
          <table:table-cell table:style-name="ce42" office:value-type="float" office:value="2521.5112" calcext:value-type="float">
            <text:p><text:s/>2,522 <text:s/></text:p>
          </table:table-cell>
          <table:table-cell table:style-name="ce42" office:value-type="float" office:value="32393.5614" calcext:value-type="float">
            <text:p><text:s/>32,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36.1161" calcext:value-type="float">
            <text:p><text:s/>1,136 <text:s/></text:p>
          </table:table-cell>
          <table:table-cell table:style-name="ce42" office:value-type="float" office:value="738.6032" calcext:value-type="float">
            <text:p><text:s/>739 <text:s/></text:p>
          </table:table-cell>
          <table:table-cell table:style-name="ce42" office:value-type="float" office:value="397.5129" calcext:value-type="float">
            <text:p><text:s/>3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221.427" calcext:value-type="float">
            <text:p><text:s/>2,221 <text:s/></text:p>
          </table:table-cell>
          <table:table-cell table:style-name="ce42" office:value-type="float" office:value="433.2224" calcext:value-type="float">
            <text:p><text:s/>433 <text:s/></text:p>
          </table:table-cell>
          <table:table-cell table:style-name="ce42" office:value-type="float" office:value="1788.2046" calcext:value-type="float">
            <text:p><text:s/>1,7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6824.8107" calcext:value-type="float">
            <text:p><text:s/>16,825 <text:s/></text:p>
          </table:table-cell>
          <table:table-cell table:style-name="ce42" office:value-type="float" office:value="4024.4752" calcext:value-type="float">
            <text:p><text:s/>4,024 <text:s/></text:p>
          </table:table-cell>
          <table:table-cell table:style-name="ce42" office:value-type="float" office:value="12800.3355" calcext:value-type="float">
            <text:p><text:s/>12,800 <text:s/></text:p>
          </table:table-cell>
          <table:table-cell table:style-name="ce42" office:value-type="float" office:value="165762.365606832" calcext:value-type="float">
            <text:p><text:s/>165,762 <text:s/></text:p>
          </table:table-cell>
          <table:table-cell table:number-columns-repeated="2" table:style-name="ce42" office:value-type="float" office:value="142148.884908534" calcext:value-type="float">
            <text:p><text:s/>142,1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13.4806982977" calcext:value-type="float">
            <text:p><text:s/>23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3265.7989" calcext:value-type="float">
            <text:p><text:s/>3,266 <text:s/></text:p>
          </table:table-cell>
          <table:table-cell table:style-name="ce42" office:value-type="float" office:value="928.4152" calcext:value-type="float">
            <text:p><text:s/>928 <text:s/></text:p>
          </table:table-cell>
          <table:table-cell table:style-name="ce42" office:value-type="float" office:value="2337.3837" calcext:value-type="float">
            <text:p><text:s/>2,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81171.600813441" calcext:value-type="float">
            <text:p><text:s/>281,172 <text:s/></text:p>
          </table:table-cell>
          <table:table-cell table:style-name="ce42" office:value-type="float" office:value="9809.8328" calcext:value-type="float">
            <text:p><text:s/>9,810 <text:s/></text:p>
          </table:table-cell>
          <table:table-cell table:style-name="ce42" office:value-type="float" office:value="271361.768013441" calcext:value-type="float">
            <text:p><text:s/>271,362 <text:s/></text:p>
          </table:table-cell>
          <table:table-cell table:number-columns-repeated="2" table:style-name="ce42" office:value-type="float" office:value="176.599055924892" calcext:value-type="float">
            <text:p><text:s/>1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.599055924892" calcext:value-type="float">
            <text:p><text:s/>1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30641.561413441" calcext:value-type="float">
            <text:p><text:s/>230,642 <text:s/></text:p>
          </table:table-cell>
          <table:table-cell table:style-name="ce42" office:value-type="float" office:value="9556.5312" calcext:value-type="float">
            <text:p><text:s/>9,557 <text:s/></text:p>
          </table:table-cell>
          <table:table-cell table:style-name="ce42" office:value-type="float" office:value="221085.030213441" calcext:value-type="float">
            <text:p><text:s/>221,085 <text:s/></text:p>
          </table:table-cell>
          <table:table-cell table:number-columns-repeated="2" table:style-name="ce42" office:value-type="float" office:value="176.599055924892" calcext:value-type="float">
            <text:p><text:s/>1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.599055924892" calcext:value-type="float">
            <text:p><text:s/>1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2553.8957" calcext:value-type="float">
            <text:p>( 32,554 <text:s/>)</text:p>
          </table:table-cell>
          <table:table-cell table:style-name="ce45" office:value-type="float" office:value="4270.1312" calcext:value-type="float">
            <text:p>( 4,270 <text:s/>)</text:p>
          </table:table-cell>
          <table:table-cell table:style-name="ce45" office:value-type="float" office:value="28283.7645" calcext:value-type="float">
            <text:p>( 28,28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95273.265713441" calcext:value-type="float">
            <text:p>( 195,273 <text:s/>)</text:p>
          </table:table-cell>
          <table:table-cell table:style-name="ce45" office:value-type="float" office:value="2472" calcext:value-type="float">
            <text:p>( 2,472 <text:s/>)</text:p>
          </table:table-cell>
          <table:table-cell table:style-name="ce45" office:value-type="float" office:value="192801.265713441" calcext:value-type="float">
            <text:p>( 192,801 <text:s/>)</text:p>
          </table:table-cell>
          <table:table-cell table:number-columns-repeated="2" table:style-name="ce45" office:value-type="float" office:value="176.599055924892" calcext:value-type="float">
            <text:p>( 177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6.599055924892" calcext:value-type="float">
            <text:p>( 177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2814.4" calcext:value-type="float">
            <text:p>( 2,81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73.6" calcext:value-type="float">
            <text:p><text:s/>374 <text:s/></text:p>
          </table:table-cell>
          <table:table-cell table:style-name="ce42" office:value-type="float" office:value="244" calcext:value-type="float">
            <text:p><text:s/>244 <text:s/></text:p>
          </table:table-cell>
          <table:table-cell table:style-name="ce42" office:value-type="float" office:value="129.6" calcext:value-type="float">
            <text:p><text:s/>1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0156.4394" calcext:value-type="float">
            <text:p><text:s/>50,156 <text:s/></text:p>
          </table:table-cell>
          <table:table-cell table:style-name="ce42" office:value-type="float" office:value="9.3016" calcext:value-type="float">
            <text:p><text:s/>9 <text:s/></text:p>
          </table:table-cell>
          <table:table-cell table:style-name="ce42" office:value-type="float" office:value="50147.1378" calcext:value-type="float">
            <text:p><text:s/>50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939.3588" calcext:value-type="float">
            <text:p><text:s/>7,939 <text:s/></text:p>
          </table:table-cell>
          <table:table-cell table:style-name="ce42" office:value-type="float" office:value="3952.3408" calcext:value-type="float">
            <text:p><text:s/>3,952 <text:s/></text:p>
          </table:table-cell>
          <table:table-cell table:style-name="ce42" office:value-type="float" office:value="3987.018" calcext:value-type="float">
            <text:p><text:s/>3,9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027.2759" calcext:value-type="float">
            <text:p><text:s/>4,027 <text:s/></text:p>
          </table:table-cell>
          <table:table-cell table:style-name="ce42" office:value-type="float" office:value="199.5336" calcext:value-type="float">
            <text:p><text:s/>200 <text:s/></text:p>
          </table:table-cell>
          <table:table-cell table:style-name="ce42" office:value-type="float" office:value="3827.7423" calcext:value-type="float">
            <text:p><text:s/>3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174.4526" calcext:value-type="float">
            <text:p><text:s/>14,174 <text:s/></text:p>
          </table:table-cell>
          <table:table-cell table:style-name="ce46" office:value-type="float" office:value="1763.9368" calcext:value-type="float">
            <text:p><text:s/>1,764 <text:s/></text:p>
          </table:table-cell>
          <table:table-cell table:style-name="ce46" office:value-type="float" office:value="12410.5158" calcext:value-type="float">
            <text:p><text:s/>12,41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8669.7679" calcext:value-type="float">
            <text:p><text:s/>198,670 <text:s/></text:p>
          </table:table-cell>
          <table:table-cell table:style-name="ce42" office:value-type="float" office:value="138335.7128" calcext:value-type="float">
            <text:p><text:s/>138,336 <text:s/></text:p>
          </table:table-cell>
          <table:table-cell table:style-name="ce42" office:value-type="float" office:value="60334.0551" calcext:value-type="float">
            <text:p><text:s/>60,3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7039.8748" calcext:value-type="float">
            <text:p><text:s/>7,040 <text:s/></text:p>
          </table:table-cell>
          <table:table-cell table:style-name="ce42" office:value-type="float" office:value="640.468" calcext:value-type="float">
            <text:p><text:s/>640 <text:s/></text:p>
          </table:table-cell>
          <table:table-cell table:style-name="ce42" office:value-type="float" office:value="6399.4068" calcext:value-type="float">
            <text:p><text:s/>6,3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1629.8931" calcext:value-type="float">
            <text:p><text:s/>191,630 <text:s/></text:p>
          </table:table-cell>
          <table:table-cell table:style-name="ce42" office:value-type="float" office:value="137695.2448" calcext:value-type="float">
            <text:p><text:s/>137,695 <text:s/></text:p>
          </table:table-cell>
          <table:table-cell table:style-name="ce42" office:value-type="float" office:value="53934.6483" calcext:value-type="float">
            <text:p><text:s/>53,9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6209.07" calcext:value-type="float">
            <text:p>( 66,209 <text:s/>)</text:p>
          </table:table-cell>
          <table:table-cell table:style-name="ce45" office:value-type="float" office:value="61820.9976" calcext:value-type="float">
            <text:p>( 61,821 <text:s/>)</text:p>
          </table:table-cell>
          <table:table-cell table:style-name="ce45" office:value-type="float" office:value="4388.0724" calcext:value-type="float">
            <text:p>( 4,3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2005.2082" calcext:value-type="float">
            <text:p>( 62,005 <text:s/>)</text:p>
          </table:table-cell>
          <table:table-cell table:style-name="ce47" office:value-type="float" office:value="30983.2" calcext:value-type="float">
            <text:p>( 30,983 <text:s/>)</text:p>
          </table:table-cell>
          <table:table-cell table:style-name="ce47" office:value-type="float" office:value="31022.0082" calcext:value-type="float">
            <text:p>( 31,022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36483.194404595" calcext:value-type="float">
            <text:p><text:s/>336,483 <text:s/></text:p>
          </table:table-cell>
          <table:table-cell table:style-name="ce42" office:value-type="float" office:value="23708.5304" calcext:value-type="float">
            <text:p><text:s/>23,709 <text:s/></text:p>
          </table:table-cell>
          <table:table-cell table:style-name="ce42" office:value-type="float" office:value="312774.664004595" calcext:value-type="float">
            <text:p><text:s/>312,7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01468.053904595" calcext:value-type="float">
            <text:p><text:s/>301,468 <text:s/></text:p>
          </table:table-cell>
          <table:table-cell table:style-name="ce42" office:value-type="float" office:value="17874.1304" calcext:value-type="float">
            <text:p><text:s/>17,874 <text:s/></text:p>
          </table:table-cell>
          <table:table-cell table:style-name="ce42" office:value-type="float" office:value="283593.923504595" calcext:value-type="float">
            <text:p><text:s/>283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5015.1405" calcext:value-type="float">
            <text:p><text:s/>35,015 <text:s/></text:p>
          </table:table-cell>
          <table:table-cell table:style-name="ce42" office:value-type="float" office:value="5834.4" calcext:value-type="float">
            <text:p><text:s/>5,834 <text:s/></text:p>
          </table:table-cell>
          <table:table-cell table:style-name="ce42" office:value-type="float" office:value="29180.7405" calcext:value-type="float">
            <text:p><text:s/>29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23868.1257" calcext:value-type="float">
            <text:p>( 23,868 <text:s/>)</text:p>
          </table:table-cell>
          <table:table-cell table:style-name="ce45" office:value-type="float" office:value="1780.8" calcext:value-type="float">
            <text:p>( 1,781 <text:s/>)</text:p>
          </table:table-cell>
          <table:table-cell table:style-name="ce45" office:value-type="float" office:value="22087.3257" calcext:value-type="float">
            <text:p>( 22,08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86708.3875" calcext:value-type="float">
            <text:p><text:s/>86,708 <text:s/></text:p>
          </table:table-cell>
          <table:table-cell table:style-name="ce42" office:value-type="float" office:value="12379.2496" calcext:value-type="float">
            <text:p><text:s/>12,379 <text:s/></text:p>
          </table:table-cell>
          <table:table-cell table:style-name="ce42" office:value-type="float" office:value="74329.1379" calcext:value-type="float">
            <text:p><text:s/>74,3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891.5862" calcext:value-type="float">
            <text:p><text:s/>5,892 <text:s/></text:p>
          </table:table-cell>
          <table:table-cell table:style-name="ce46" office:value-type="float" office:value="3805.7768" calcext:value-type="float">
            <text:p><text:s/>3,806 <text:s/></text:p>
          </table:table-cell>
          <table:table-cell table:style-name="ce46" office:value-type="float" office:value="2085.8094" calcext:value-type="float">
            <text:p><text:s/>2,08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4326.3283" calcext:value-type="float">
            <text:p><text:s/>164,326 <text:s/></text:p>
          </table:table-cell>
          <table:table-cell table:style-name="ce42" office:value-type="float" office:value="75233.8208" calcext:value-type="float">
            <text:p><text:s/>75,234 <text:s/></text:p>
          </table:table-cell>
          <table:table-cell table:style-name="ce42" office:value-type="float" office:value="89092.5075" calcext:value-type="float">
            <text:p><text:s/>89,0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40788.3079" calcext:value-type="float">
            <text:p>( 40,788 <text:s/>)</text:p>
          </table:table-cell>
          <table:table-cell table:style-name="ce45" office:value-type="float" office:value="6280.444" calcext:value-type="float">
            <text:p>( 6,280 <text:s/>)</text:p>
          </table:table-cell>
          <table:table-cell table:style-name="ce45" office:value-type="float" office:value="34507.8639" calcext:value-type="float">
            <text:p>( 34,50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5957.8885" calcext:value-type="float">
            <text:p><text:s/>25,958 <text:s/></text:p>
          </table:table-cell>
          <table:table-cell table:style-name="ce42" office:value-type="float" office:value="13470.2976" calcext:value-type="float">
            <text:p><text:s/>13,470 <text:s/></text:p>
          </table:table-cell>
          <table:table-cell table:style-name="ce42" office:value-type="float" office:value="12487.5909" calcext:value-type="float">
            <text:p><text:s/>12,4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6260.6571" calcext:value-type="float">
            <text:p><text:s/>56,261 <text:s/></text:p>
          </table:table-cell>
          <table:table-cell table:style-name="ce42" office:value-type="float" office:value="2115.2" calcext:value-type="float">
            <text:p><text:s/>2,115 <text:s/></text:p>
          </table:table-cell>
          <table:table-cell table:style-name="ce42" office:value-type="float" office:value="54145.4571" calcext:value-type="float">
            <text:p><text:s/>54,1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283.862560106" calcext:value-type="float">
            <text:p><text:s/>255,284 <text:s/></text:p>
          </table:table-cell>
          <table:table-cell table:style-name="ce42" office:value-type="float" office:value="1542.38256" calcext:value-type="float">
            <text:p><text:s/>1,5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2.38256" calcext:value-type="float">
            <text:p><text:s/>1,542 <text:s/></text:p>
          </table:table-cell>
          <table:table-cell table:style-name="ce42" office:value-type="float" office:value="253741.480000106" calcext:value-type="float">
            <text:p><text:s/>253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2428.1427" calcext:value-type="float">
            <text:p><text:s/>22,428 <text:s/></text:p>
          </table:table-cell>
          <table:table-cell table:style-name="ce43" office:value-type="float" office:value="1851.0512" calcext:value-type="float">
            <text:p><text:s/>1,851 <text:s/></text:p>
          </table:table-cell>
          <table:table-cell table:style-name="ce43" office:value-type="float" office:value="20577.0915" calcext:value-type="float">
            <text:p><text:s/>20,57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6981.6916" calcext:value-type="float">
            <text:p><text:s/>376,982 <text:s/></text:p>
          </table:table-cell>
          <table:table-cell table:style-name="ce42" office:value-type="float" office:value="237467.6552" calcext:value-type="float">
            <text:p><text:s/>237,468 <text:s/></text:p>
          </table:table-cell>
          <table:table-cell table:style-name="ce42" office:value-type="float" office:value="139514.0364" calcext:value-type="float">
            <text:p><text:s/>139,5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30798.1344" calcext:value-type="float">
            <text:p><text:s/>330,798 <text:s/></text:p>
          </table:table-cell>
          <table:table-cell table:style-name="ce42" office:value-type="float" office:value="199946.1624" calcext:value-type="float">
            <text:p><text:s/>199,946 <text:s/></text:p>
          </table:table-cell>
          <table:table-cell table:style-name="ce42" office:value-type="float" office:value="130851.972" calcext:value-type="float">
            <text:p><text:s/>130,8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74.6202" calcext:value-type="float">
            <text:p><text:s/>475 <text:s/></text:p>
          </table:table-cell>
          <table:table-cell table:style-name="ce42" office:value-type="float" office:value="459.2104" calcext:value-type="float">
            <text:p><text:s/>459 <text:s/></text:p>
          </table:table-cell>
          <table:table-cell table:style-name="ce42" office:value-type="float" office:value="15.4098" calcext:value-type="float">
            <text:p><text:s/>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6223.2693" calcext:value-type="float">
            <text:p><text:s/>26,223 <text:s/></text:p>
          </table:table-cell>
          <table:table-cell table:style-name="ce42" office:value-type="float" office:value="19328.7248" calcext:value-type="float">
            <text:p><text:s/>19,329 <text:s/></text:p>
          </table:table-cell>
          <table:table-cell table:style-name="ce42" office:value-type="float" office:value="6894.5445" calcext:value-type="float">
            <text:p><text:s/>6,8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760.2101" calcext:value-type="float">
            <text:p><text:s/>13,760 <text:s/></text:p>
          </table:table-cell>
          <table:table-cell table:style-name="ce42" office:value-type="float" office:value="12040.5" calcext:value-type="float">
            <text:p><text:s/>12,041 <text:s/></text:p>
          </table:table-cell>
          <table:table-cell table:style-name="ce42" office:value-type="float" office:value="1719.7101" calcext:value-type="float">
            <text:p><text:s/>1,7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725.4576" calcext:value-type="float">
            <text:p><text:s/>5,725 <text:s/></text:p>
          </table:table-cell>
          <table:table-cell table:style-name="ce43" office:value-type="float" office:value="5693.0576" calcext:value-type="float">
            <text:p><text:s/>5,693 <text:s/></text:p>
          </table:table-cell>
          <table:table-cell table:style-name="ce43" office:value-type="float" office:value="32.4" calcext:value-type="float">
            <text:p><text:s/>3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23333.2917" calcext:value-type="float">
            <text:p><text:s/>723,333 <text:s/></text:p>
          </table:table-cell>
          <table:table-cell table:style-name="ce44" office:value-type="float" office:value="676648.4872" calcext:value-type="float">
            <text:p><text:s/>676,648 <text:s/></text:p>
          </table:table-cell>
          <table:table-cell table:style-name="ce44" office:value-type="float" office:value="46684.8045" calcext:value-type="float">
            <text:p><text:s/>46,68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4205548.541949" calcext:value-type="float">
            <text:p><text:s/>64,205,549 <text:s/></text:p>
          </table:table-cell>
          <table:table-cell table:style-name="ce42" office:value-type="float" office:value="19071" calcext:value-type="float">
            <text:p><text:s/>19,071 <text:s/></text:p>
          </table:table-cell>
          <table:table-cell table:style-name="ce42" office:value-type="float" office:value="64186477.541949" calcext:value-type="float">
            <text:p><text:s/>64,186,478 <text:s/></text:p>
          </table:table-cell>
          <table:table-cell table:style-name="ce42" office:value-type="float" office:value="3433038.332222" calcext:value-type="float">
            <text:p><text:s/>3,433,038 <text:s/></text:p>
          </table:table-cell>
          <table:table-cell table:style-name="ce42" office:value-type="float" office:value="236087.856974" calcext:value-type="float">
            <text:p><text:s/>236,088 <text:s/></text:p>
          </table:table-cell>
          <table:table-cell table:style-name="ce42" office:value-type="float" office:value="209737.977309" calcext:value-type="float">
            <text:p><text:s/>209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49.879665" calcext:value-type="float">
            <text:p><text:s/>26,350 <text:s/></text:p>
          </table:table-cell>
          <table:table-cell table:style-name="ce42" office:value-type="float" office:value="3196950.475248" calcext:value-type="float">
            <text:p><text:s/>3,196,9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3404045.362" calcext:value-type="float">
            <text:p><text:s/>63,404,0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404045.362" calcext:value-type="float">
            <text:p><text:s/>63,404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06.403481" calcext:value-type="float">
            <text:p><text:s/>32,3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306.403481" calcext:value-type="float">
            <text:p><text:s/>32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01503.179949" calcext:value-type="float">
            <text:p><text:s/>801,503 <text:s/></text:p>
          </table:table-cell>
          <table:table-cell table:style-name="ce42" office:value-type="float" office:value="19071" calcext:value-type="float">
            <text:p><text:s/>19,071 <text:s/></text:p>
          </table:table-cell>
          <table:table-cell table:style-name="ce42" office:value-type="float" office:value="782432.179949" calcext:value-type="float">
            <text:p><text:s/>782,432 <text:s/></text:p>
          </table:table-cell>
          <table:table-cell table:style-name="ce42" office:value-type="float" office:value="3400731.928741" calcext:value-type="float">
            <text:p><text:s/>3,400,732 <text:s/></text:p>
          </table:table-cell>
          <table:table-cell table:style-name="ce42" office:value-type="float" office:value="236087.856974" calcext:value-type="float">
            <text:p><text:s/>236,088 <text:s/></text:p>
          </table:table-cell>
          <table:table-cell table:style-name="ce42" office:value-type="float" office:value="209737.977309" calcext:value-type="float">
            <text:p><text:s/>209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49.879665" calcext:value-type="float">
            <text:p><text:s/>26,350 <text:s/></text:p>
          </table:table-cell>
          <table:table-cell table:style-name="ce42" office:value-type="float" office:value="3164644.071767" calcext:value-type="float">
            <text:p><text:s/>3,164,6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75.337981" calcext:value-type="float">
            <text:p><text:s/>53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375.337981" calcext:value-type="float">
            <text:p><text:s/>53,37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375.337981" calcext:value-type="float">
            <text:p><text:s/>53,3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3375.337981" calcext:value-type="float">
            <text:p><text:s/>53,375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43976.478914" calcext:value-type="float">
            <text:p><text:s/>343,97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299.538182" calcext:value-type="float">
            <text:p><text:s/>5,300 <text:s/></text:p>
          </table:table-cell>
          <table:table-cell table:style-name="ce41" office:value-type="float" office:value="128370.193706" calcext:value-type="float">
            <text:p><text:s/>128,370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975557.50248" calcext:value-type="float">
            <text:p><text:s/>10,975,5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975557.50248" calcext:value-type="float">
            <text:p><text:s/>10,975,558 <text:s/></text:p>
          </table:table-cell>
          <table:table-cell table:style-name="ce43" office:value-type="float" office:value="343976.478914" calcext:value-type="float">
            <text:p><text:s/>343,97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299.538182" calcext:value-type="float">
            <text:p><text:s/>5,300 <text:s/></text:p>
          </table:table-cell>
          <table:table-cell table:style-name="ce43" office:value-type="float" office:value="128370.193706" calcext:value-type="float">
            <text:p><text:s/>128,37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5837.853462" calcext:value-type="float">
            <text:p><text:s/>-5,83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975557.50248" calcext:value-type="float">
            <text:p><text:s/>10,975,558 <text:s/></text:p>
          </table:table-cell>
          <table:table-cell table:style-name="ce42" office:value-type="float" office:value="593557.766914" calcext:value-type="float">
            <text:p><text:s/>593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99.538182" calcext:value-type="float">
            <text:p><text:s/>5,300 <text:s/></text:p>
          </table:table-cell>
          <table:table-cell table:style-name="ce42" office:value-type="float" office:value="128370.193706" calcext:value-type="float">
            <text:p><text:s/>128,3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975557.50248" calcext:value-type="float">
            <text:p><text:s/>10,975,558 <text:s/></text:p>
          </table:table-cell>
          <table:table-cell table:style-name="ce42" office:value-type="float" office:value="593557.766914" calcext:value-type="float">
            <text:p><text:s/>593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3.365682" calcext:value-type="float">
            <text:p><text:s/>743 <text:s/></text:p>
          </table:table-cell>
          <table:table-cell table:style-name="ce42" office:value-type="float" office:value="127815.00772" calcext:value-type="float">
            <text:p><text:s/>127,8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6.1725" calcext:value-type="float">
            <text:p><text:s/>4,556 <text:s/></text:p>
          </table:table-cell>
          <table:table-cell table:style-name="ce42" office:value-type="float" office:value="555.185986" calcext:value-type="float">
            <text:p><text:s/>5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581.288" calcext:value-type="float">
            <text:p><text:s/>249,5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6363.224296" calcext:value-type="float">
            <text:p><text:s/>21,686,36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581.288" calcext:value-type="float">
            <text:p><text:s/>249,5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6363.224296" calcext:value-type="float">
            <text:p><text:s/>21,686,36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7669.908186" calcext:value-type="float">
            <text:p><text:s/>1,637,67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.175366" calcext:value-type="float">
            <text:p><text:s/>6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5.694876" calcext:value-type="float">
            <text:p><text:s/>1,2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636.39148" calcext:value-type="float">
            <text:p><text:s/>298,6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8255.052458" calcext:value-type="float">
            <text:p><text:s/>828,25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115.24" calcext:value-type="float">
            <text:p><text:s/>301,1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718.622196" calcext:value-type="float">
            <text:p><text:s/>174,719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3652.73181" calcext:value-type="float">
            <text:p><text:s/>33,65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72783.453316" calcext:value-type="float">
            <text:p><text:s/>872,78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181747.716256" calcext:value-type="float">
            <text:p><text:s/>19,181,74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181747.716256" calcext:value-type="float">
            <text:p><text:s/>19,181,7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83950.229114" calcext:value-type="float">
            <text:p><text:s/>11,083,9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075.60422" calcext:value-type="float">
            <text:p><text:s/>36,0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969.260788" calcext:value-type="float">
            <text:p><text:s/>313,9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5142.071118" calcext:value-type="float">
            <text:p><text:s/>505,1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16.285896" calcext:value-type="float">
            <text:p><text:s/>20,8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85.418866" calcext:value-type="float">
            <text:p><text:s/>35,6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503.867966" calcext:value-type="float">
            <text:p><text:s/>294,5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926.613456" calcext:value-type="float">
            <text:p><text:s/>46,9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2776.727352" calcext:value-type="float">
            <text:p><text:s/>2,382,7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9505.15879" calcext:value-type="float">
            <text:p><text:s/>1,609,5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136.04645" calcext:value-type="float">
            <text:p>( 20,13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46237.939006" calcext:value-type="float">
            <text:p>( 1,446,23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517.928954" calcext:value-type="float">
            <text:p><text:s/>503,5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731.947606" calcext:value-type="float">
            <text:p><text:s/>201,73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68021.692002" calcext:value-type="float">
            <text:p><text:s/>68,0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9913.929114" calcext:value-type="float">
            <text:p><text:s/>289,9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904.527906" calcext:value-type="float">
            <text:p><text:s/>101,90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24013.953918" calcext:value-type="float">
            <text:p><text:s/>424,0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9878.617054" calcext:value-type="float">
            <text:p><text:s/>489,8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660.989986" calcext:value-type="float">
            <text:p><text:s/>175,6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4217.627068" calcext:value-type="float">
            <text:p><text:s/>314,2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794.152006" calcext:value-type="float">
            <text:p>( 28,794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91442.009594" calcext:value-type="float">
            <text:p>( 191,44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8245.767226" calcext:value-type="float">
            <text:p><text:s/>1,438,2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5072.183006" calcext:value-type="float">
            <text:p><text:s/>1,345,0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173.58422" calcext:value-type="float">
            <text:p><text:s/>93,1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506.73661" calcext:value-type="float">
            <text:p>( 50,50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4635.274872" calcext:value-type="float">
            <text:p><text:s/>564,63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77975.629504" calcext:value-type="float">
            <text:p><text:s/>177,9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1254.55615" calcext:value-type="float">
            <text:p><text:s/>3,321,2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57591.208934" calcext:value-type="float">
            <text:p>( 2,257,5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023.343208" calcext:value-type="float">
            <text:p><text:s/>200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306.85276" calcext:value-type="float">
            <text:p><text:s/>101,3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615.246998" calcext:value-type="float">
            <text:p><text:s/>80,6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235.749908" calcext:value-type="float">
            <text:p><text:s/>215,2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050.930834" calcext:value-type="float">
            <text:p><text:s/>43,05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947.711526" calcext:value-type="float">
            <text:p><text:s/>106,9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463.551472" calcext:value-type="float">
            <text:p><text:s/>103,4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84.160054" calcext:value-type="float">
            <text:p><text:s/>3,4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441.496002" calcext:value-type="float">
            <text:p><text:s/>234,4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491.046634" calcext:value-type="float">
            <text:p><text:s/>154,49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9950.449368" calcext:value-type="float">
            <text:p><text:s/>79,9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36383.7232568" calcext:value-type="float">
            <text:p><text:s/>3,936,3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9688.096226" calcext:value-type="float">
            <text:p><text:s/>469,6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952.436022" calcext:value-type="float">
            <text:p><text:s/>235,9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1009.896672" calcext:value-type="float">
            <text:p><text:s/>111,0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653.343068" calcext:value-type="float">
            <text:p><text:s/>61,6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438.50805" calcext:value-type="float">
            <text:p><text:s/>121,4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405.719032" calcext:value-type="float">
            <text:p><text:s/>93,4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897.789806" calcext:value-type="float">
            <text:p><text:s/>101,8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4897.678458" calcext:value-type="float">
            <text:p><text:s/>714,8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605.5575328" calcext:value-type="float">
            <text:p><text:s/>467,60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58834.69839" calcext:value-type="float">
            <text:p><text:s/>1,558,835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820024.5563572" calcext:value-type="float">
            <text:p><text:s/>3,820,0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2116490.8" calcext:value-type="float">
            <text:p><text:s/>42,116,491 <text:s/></text:p>
          </table:table-cell>
          <table:table-cell table:style-name="ce42" office:value-type="float" office:value="6901834.499" calcext:value-type="float">
            <text:p><text:s/>6,901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622.537" calcext:value-type="float">
            <text:p><text:s/>61,623 <text:s/></text:p>
          </table:table-cell>
          <table:table-cell table:style-name="ce42" office:value-type="float" office:value="1492676.671" calcext:value-type="float">
            <text:p><text:s/>1,492,6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2116490.8" calcext:value-type="float">
            <text:p><text:s/>42,116,491 <text:s/></text:p>
          </table:table-cell>
          <table:table-cell table:style-name="ce42" office:value-type="float" office:value="6901834.499" calcext:value-type="float">
            <text:p><text:s/>6,901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43.787" calcext:value-type="float">
            <text:p><text:s/>8,644 <text:s/></text:p>
          </table:table-cell>
          <table:table-cell table:style-name="ce42" office:value-type="float" office:value="1486221.02" calcext:value-type="float">
            <text:p><text:s/>1,486,2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978.75" calcext:value-type="float">
            <text:p><text:s/>52,979 <text:s/></text:p>
          </table:table-cell>
          <table:table-cell table:style-name="ce42" office:value-type="float" office:value="6455.651" calcext:value-type="float">
            <text:p><text:s/>6,4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889" calcext:value-type="float">
            <text:p><text:s/>101,88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59935.29452661" calcext:value-type="float">
            <text:p><text:s/>2,459,935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494162.083763" calcext:value-type="float">
            <text:p><text:s/>122,494,16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9659.1149435" calcext:value-type="float">
            <text:p><text:s/>13,989,659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8507.52" calcext:value-type="float">
            <text:p><text:s/>1,628,508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4149.6" calcext:value-type="float">
            <text:p><text:s/>1,974,15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05697.50773364" calcext:value-type="float">
            <text:p><text:s/>-1,105,69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889" calcext:value-type="float">
            <text:p><text:s/>101,8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8467478.65108" calcext:value-type="float">
            <text:p><text:s/>108,467,479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25235.3361836" calcext:value-type="float">
            <text:p><text:s/>21,425,23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39909.21547411" calcext:value-type="float">
            <text:p><text:s/>839,909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096090.280012" calcext:value-type="float">
            <text:p><text:s/>107,096,090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5114.809" calcext:value-type="float">
            <text:p><text:s/>5,265,115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1857.907" calcext:value-type="float">
            <text:p><text:s/>4,471,858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05272.5098634" calcext:value-type="float">
            <text:p><text:s/>42,705,273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18985.2152095" calcext:value-type="float">
            <text:p><text:s/>44,218,985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1.358486" calcext:value-type="float">
            <text:p><text:s/>5,111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2689.6645" calcext:value-type="float">
            <text:p><text:s/>702,690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27058.81595298" calcext:value-type="float">
            <text:p><text:s/>9,727,05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2764.0078" calcext:value-type="float">
            <text:p><text:s/>1,752,764 <text:s/></text:p>
          </table:table-cell>
          <table:table-cell table:style-name="ce42" office:value-type="float" office:value="95281719.005911" calcext:value-type="float">
            <text:p><text:s/>95,281,719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2764.0078" calcext:value-type="float">
            <text:p><text:s/>1,752,764 <text:s/></text:p>
          </table:table-cell>
          <table:table-cell table:style-name="ce42" office:value-type="float" office:value="75113632.8088438" calcext:value-type="float">
            <text:p><text:s/>75,113,633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168086.1970672" calcext:value-type="float">
            <text:p><text:s/>20,168,086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785.04462" calcext:value-type="float">
            <text:p><text:s/>438,785 <text:s/></text:p>
          </table:table-cell>
          <table:table-cell table:style-name="ce42" office:value-type="float" office:value="5738443.86769527" calcext:value-type="float">
            <text:p><text:s/>5,738,444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4.255366" calcext:value-type="float">
            <text:p><text:s/>1,984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274.6543" calcext:value-type="float">
            <text:p><text:s/>518,27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892.4927" calcext:value-type="float">
            <text:p><text:s/>484,892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5.694876" calcext:value-type="float">
            <text:p><text:s/>1,226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785.04462" calcext:value-type="float">
            <text:p><text:s/>438,785 <text:s/></text:p>
          </table:table-cell>
          <table:table-cell table:style-name="ce42" office:value-type="float" office:value="3380310.59869506" calcext:value-type="float">
            <text:p><text:s/>3,380,311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609.917258" calcext:value-type="float">
            <text:p><text:s/>840,61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115.24" calcext:value-type="float">
            <text:p><text:s/>301,115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718.622196" calcext:value-type="float">
            <text:p><text:s/>174,719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312.3923042027" calcext:value-type="float">
            <text:p><text:s/>35,312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16652.248216" calcext:value-type="float">
            <text:p><text:s/>916,65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1889" calcext:value-type="float">
            <text:p><text:s/>101,889 <text:s/></text:p>
          </table:table-cell>
          <table:table-cell table:style-name="ce44" office:value-type="float" office:value="1313978.96318" calcext:value-type="float">
            <text:p><text:s/>1,313,979 <text:s/></text:p>
          </table:table-cell>
          <table:table-cell table:style-name="ce44" office:value-type="float" office:value="67732866.7094104" calcext:value-type="float">
            <text:p><text:s/>67,732,867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1889" calcext:value-type="float">
            <text:p><text:s/>101,889 <text:s/></text:p>
          </table:table-cell>
          <table:table-cell table:style-name="ce44" office:value-type="float" office:value="1313978.96318" calcext:value-type="float">
            <text:p><text:s/>1,313,979 <text:s/></text:p>
          </table:table-cell>
          <table:table-cell table:style-name="ce44" office:value-type="float" office:value="47972747.1978389" calcext:value-type="float">
            <text:p><text:s/>47,972,747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3978.96318" calcext:value-type="float">
            <text:p><text:s/>1,313,979 <text:s/></text:p>
          </table:table-cell>
          <table:table-cell table:style-name="ce42" office:value-type="float" office:value="24304824.0200832" calcext:value-type="float">
            <text:p><text:s/>24,304,824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907.40835" calcext:value-type="float">
            <text:p><text:s/>91,907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45.4377333333" calcext:value-type="float">
            <text:p><text:s/>17,245 <text:s/></text:p>
          </table:table-cell>
          <table:table-cell table:style-name="ce42" office:value-type="float" office:value="683424.088123684" calcext:value-type="float">
            <text:p><text:s/>683,424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65.7133333333" calcext:value-type="float">
            <text:p><text:s/>30,766 <text:s/></text:p>
          </table:table-cell>
          <table:table-cell table:style-name="ce42" office:value-type="float" office:value="1329874.56383669" calcext:value-type="float">
            <text:p><text:s/>1,329,875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62.961826" calcext:value-type="float">
            <text:p><text:s/>40,463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00.477792" calcext:value-type="float">
            <text:p><text:s/>46,10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46.6167333333" calcext:value-type="float">
            <text:p><text:s/>10,847 <text:s/></text:p>
          </table:table-cell>
          <table:table-cell table:style-name="ce42" office:value-type="float" office:value="1117040.76712346" calcext:value-type="float">
            <text:p><text:s/>1,117,04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006.579929" calcext:value-type="float">
            <text:p><text:s/>54,007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3222.25152" calcext:value-type="float">
            <text:p><text:s/>1,193,222 <text:s/></text:p>
          </table:table-cell>
          <table:table-cell table:style-name="ce42" office:value-type="float" office:value="7169614.08082951" calcext:value-type="float">
            <text:p><text:s/>7,169,614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3222.25152" calcext:value-type="float">
            <text:p><text:s/>1,193,222 <text:s/></text:p>
          </table:table-cell>
          <table:table-cell table:style-name="ce42" office:value-type="float" office:value="5376866.14553043" calcext:value-type="float">
            <text:p><text:s/>5,376,86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047.519228" calcext:value-type="float">
            <text:p>( 16,048 <text:s/>)</text:p>
          </table:table-cell>
          <table:table-cell table:style-name="ce45" office:value-type="float" office:value="968690.195804242" calcext:value-type="float">
            <text:p>( 968,69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77174.732292" calcext:value-type="float">
            <text:p>( 1,177,175 <text:s/>)</text:p>
          </table:table-cell>
          <table:table-cell table:style-name="ce45" office:value-type="float" office:value="4261743.65639219" calcext:value-type="float">
            <text:p>( 4,261,744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301.12" calcext:value-type="float">
            <text:p>( 3,30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8105.2607871" calcext:value-type="float">
            <text:p><text:s/>1,118,10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727.308148978" calcext:value-type="float">
            <text:p><text:s/>430,72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43915.366363" calcext:value-type="float">
            <text:p><text:s/>243,915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866.944345" calcext:value-type="float">
            <text:p><text:s/>462,867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350.565474" calcext:value-type="float">
            <text:p><text:s/>182,351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2174.72836" calcext:value-type="float">
            <text:p><text:s/>522,175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0242.168682" calcext:value-type="float">
            <text:p><text:s/>2,750,242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0919.998226" calcext:value-type="float">
            <text:p><text:s/>1,640,92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322.170456" calcext:value-type="float">
            <text:p><text:s/>1,109,32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9569.555087" calcext:value-type="float">
            <text:p>( 99,570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56484.765956" calcext:value-type="float">
            <text:p>( 256,485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15.28846" calcext:value-type="float">
            <text:p><text:s/>8,915 <text:s/></text:p>
          </table:table-cell>
          <table:table-cell table:style-name="ce42" office:value-type="float" office:value="3924487.1356974" calcext:value-type="float">
            <text:p><text:s/>3,924,48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9.173076" calcext:value-type="float">
            <text:p><text:s/>5,349 <text:s/></text:p>
          </table:table-cell>
          <table:table-cell table:style-name="ce42" office:value-type="float" office:value="3725121.2571904" calcext:value-type="float">
            <text:p><text:s/>3,725,121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66.115384" calcext:value-type="float">
            <text:p><text:s/>3,566 <text:s/></text:p>
          </table:table-cell>
          <table:table-cell table:style-name="ce42" office:value-type="float" office:value="199365.878507" calcext:value-type="float">
            <text:p><text:s/>199,366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66.115384" calcext:value-type="float">
            <text:p>( 3,566 <text:s/>)</text:p>
          </table:table-cell>
          <table:table-cell table:style-name="ce45" office:value-type="float" office:value="84790.076979" calcext:value-type="float">
            <text:p>( 84,790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1370.530414" calcext:value-type="float">
            <text:p><text:s/>731,371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4634.586564" calcext:value-type="float">
            <text:p><text:s/>194,635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983.6554" calcext:value-type="float">
            <text:p><text:s/>52,984 <text:s/></text:p>
          </table:table-cell>
          <table:table-cell table:style-name="ce42" office:value-type="float" office:value="3742982.7173983" calcext:value-type="float">
            <text:p><text:s/>3,742,98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2983.6554" calcext:value-type="float">
            <text:p>( 52,984 <text:s/>)</text:p>
          </table:table-cell>
          <table:table-cell table:style-name="ce45" office:value-type="float" office:value="2351363.172234" calcext:value-type="float">
            <text:p>( 2,351,363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807.84299" calcext:value-type="float">
            <text:p><text:s/>260,80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306.85276" calcext:value-type="float">
            <text:p><text:s/>101,307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803.18781" calcext:value-type="float">
            <text:p><text:s/>228,803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298.004468123" calcext:value-type="float">
            <text:p><text:s/>471,29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556.38781" calcext:value-type="float">
            <text:p><text:s/>134,556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4511.4395" calcext:value-type="float">
            <text:p><text:s/>64,511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67115.874299" calcext:value-type="float">
            <text:p><text:s/>11,967,11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010.4" calcext:value-type="float">
            <text:p><text:s/>86,010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94234.482773" calcext:value-type="float">
            <text:p><text:s/>11,494,234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593.871472" calcext:value-type="float">
            <text:p><text:s/>130,59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4.160054" calcext:value-type="float">
            <text:p><text:s/>3,484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792.96" calcext:value-type="float">
            <text:p><text:s/>252,793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9226.465162" calcext:value-type="float">
            <text:p><text:s/>599,22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08.415794" calcext:value-type="float">
            <text:p><text:s/>219,30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9918.049368" calcext:value-type="float">
            <text:p><text:s/>379,918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56.67" calcext:value-type="float">
            <text:p><text:s/>3,0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90727.16175878" calcext:value-type="float">
            <text:p><text:s/>5,290,727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688.096226" calcext:value-type="float">
            <text:p><text:s/>469,688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9992.78788398" calcext:value-type="float">
            <text:p><text:s/>1,039,993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405.256672" calcext:value-type="float">
            <text:p><text:s/>118,405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08.503068" calcext:value-type="float">
            <text:p><text:s/>73,509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846.02805" calcext:value-type="float">
            <text:p><text:s/>130,846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173.699232" calcext:value-type="float">
            <text:p><text:s/>101,17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897.789806" calcext:value-type="float">
            <text:p><text:s/>101,89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120.947758" calcext:value-type="float">
            <text:p><text:s/>741,121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56.67" calcext:value-type="float">
            <text:p><text:s/>3,0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4930.8276328" calcext:value-type="float">
            <text:p><text:s/>814,931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99163.22543" calcext:value-type="float">
            <text:p><text:s/>1,699,163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8832.33" calcext:value-type="float">
            <text:p><text:s/>98,83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810853.67653595" calcext:value-type="float">
            <text:p><text:s/>5,810,854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60119.5115715" calcext:value-type="float">
            <text:p><text:s/>19,760,120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60119.5115715" calcext:value-type="float">
            <text:p><text:s/>19,760,120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005756.250815" calcext:value-type="float">
            <text:p>( 16,005,756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167026.598969" calcext:value-type="float">
            <text:p><text:s/>252,167,027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347245.198" calcext:value-type="float">
            <text:p><text:s/>212,347,245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34.401" calcext:value-type="float">
            <text:p><text:s/>59,434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7696.999999" calcext:value-type="float">
            <text:p><text:s/>2,437,697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22649.99997" calcext:value-type="float">
            <text:p><text:s/>37,322,650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46206.999971" calcext:value-type="float">
            <text:p><text:s/>23,246,207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246206.999971" calcext:value-type="float">
            <text:p><text:s/>23,246,207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